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Arial2" svg:font-family="Arial2"/>
    <style:font-face style:name="Arial1" svg:font-family="Arial1"/>
    <style:font-face style:name="Futura-book" svg:font-family="Futura-book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Normal_32_2" style:data-style-name="N3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.353cm"/>
      <style:text-properties style:font-name="Futura-book" style:font-name-asian="Futura-book" style:font-name-complex="Futura-book" fo:font-size="10pt" style:font-size-asian="10pt" style:font-size-complex="10pt"/>
    </style:style>
    <style:style style:name="ce25" style:family="table-cell" style:parent-style-name="Normal_32_2" style:data-style-name="N3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Millares_32_2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.706cm"/>
      <style:text-properties style:font-name="Futura-book" style:font-name-asian="Futura-book" style:font-name-complex="Futura-book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Futura-book" style:font-name-asian="Futura-book" style:font-name-complex="Futura-book" fo:font-size="10pt" style:font-size-asian="10pt" style:font-size-complex="10pt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Excel_32_Built-in_32_Comma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F4B084" style:cell-protect="protected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3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style:font-family-generic="swiss"/>
    </style:style>
    <style:style style:name="ce84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85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text-underline-style="solid" style:text-underline-type="single" style:font-family-generic="swiss"/>
    </style:style>
    <style:style style:name="ce86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7" style:family="table-cell" style:parent-style-name="Default" style:data-style-name="N4">
      <style:table-cell-properties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9" style:family="table-cell" style:parent-style-name="Default" style:data-style-name="N4">
      <style:table-cell-properties fo:border-top="thin solid #000000" fo:border-bottom="thin solid #000000" fo:border-left="none" fo:border-right="none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90" style:family="table-cell" style:parent-style-name="Default" style:data-style-name="N4">
      <style:table-cell-properties fo:border-top="thin solid #000000" fo:border-bottom="thin solid #000000" fo:border-left="none" fo:border-right="none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4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Default" style:data-style-name="N4"/>
    <style:style style:name="ce99" style:family="table-cell" style:parent-style-name="Default" style:data-style-name="N4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01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5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font-family-generic="swiss"/>
    </style:style>
    <style:style style:name="ce106" style:family="table-cell" style:parent-style-name="Default" style:data-style-name="N22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9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8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6.64104166666667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370416666666667cm"/>
    </style:style>
    <style:style style:name="co11" style:family="table-column">
      <style:table-column-properties fo:break-before="auto" style:column-width="7.03791666666667cm" style:use-optimal-column-width="true"/>
    </style:style>
    <style:style style:name="co12" style:family="table-column">
      <style:table-column-properties fo:break-before="auto" style:column-width="2.2225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2.43416666666667cm" style:use-optimal-column-width="true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0.529166666666667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0.55562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0.582083333333333cm"/>
    </style:style>
    <style:style style:name="co22" style:family="table-column">
      <style:table-column-properties fo:break-before="auto" style:column-width="1.95791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501" table:number-columns-spanned="2" table:number-rows-spanned="1" table:style-name="ce69">
            <text:p>65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Cuentas por Pagar a Partes Relacionad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string" table:number-columns-spanned="2" table:number-rows-spanned="1" table:style-name="ce71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71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3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number-columns-spanned="1" table:number-rows-spanned="2" table:style-name="ce75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6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7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17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18"/>
          <table:table-cell office:value-type="string" table:style-name="ce19">
            <text:p>Documentos por pagar</text:p>
          </table:table-cell>
          <table:table-cell table:style-name="ce11"/>
          <table:table-cell table:style-name="ce12"/>
          <table:table-cell table:style-name="ce13"/>
          <table:table-cell table:style-name="ce12"/>
          <table:table-cell office:value-type="float" office:value="0" table:formula="of:=[.D10]+[.E10]-[.F10]" table:style-name="ce20">
            <text:p>0</text:p>
          </table:table-cell>
          <table:table-cell table:style-name="ce21"/>
          <table:table-cell office:value-type="string" table:style-name="ce19">
            <text:p>Documentos por pagar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office:value-type="string" table:style-name="ce119">
            <text:p>2.1.8.5</text:p>
          </table:table-cell>
          <table:table-cell office:value-type="string" table:style-name="ce24">
            <text:p>Cuenta por Pagar Socios o Accionistas</text:p>
          </table:table-cell>
          <table:table-cell table:style-name="ce11"/>
          <table:table-cell office:value-type="float" office:value="0" table:style-name="ce12">
            <text:p>0</text:p>
          </table:table-cell>
          <table:table-cell table:style-name="ce13"/>
          <table:table-cell table:style-name="ce12"/>
          <table:table-cell office:value-type="float" office:value="0" table:formula="of:=[.D11]+[.E11]-[.F11]" table:style-name="ce20">
            <text:p>0</text:p>
          </table:table-cell>
          <table:table-cell office:value-type="string" table:style-name="ce25">
            <text:p>2.1.8.5</text:p>
          </table:table-cell>
          <table:table-cell office:value-type="string" table:style-name="ce24">
            <text:p>Cuenta por Pagar Socios o Accionistas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+[.G11]-[.J11]" table:style-name="ce23">
            <text:p>0</text:p>
          </table:table-cell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20"/>
          <table:table-cell table:style-name="ce26"/>
          <table:table-cell table:style-name="ce11"/>
          <table:table-cell table:style-name="ce12"/>
          <table:table-cell table:style-name="ce13"/>
          <table:table-cell table:style-name="ce12"/>
          <table:table-cell office:value-type="float" office:value="0" table:formula="of:=[.D12]+[.E12]-[.F12]" table:style-name="ce20">
            <text:p>0</text:p>
          </table:table-cell>
          <table:table-cell table:style-name="ce27"/>
          <table:table-cell table:style-name="ce26"/>
          <table:table-cell table:style-name="ce22"/>
          <table:table-cell table:style-name="ce23"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20"/>
          <table:table-cell office:value-type="string" table:style-name="ce19">
            <text:p>Cuenta por pagar</text:p>
          </table:table-cell>
          <table:table-cell table:style-name="ce11"/>
          <table:table-cell table:style-name="ce12"/>
          <table:table-cell table:style-name="ce13"/>
          <table:table-cell table:style-name="ce12"/>
          <table:table-cell office:value-type="float" office:value="0" table:formula="of:=[.D13]+[.E13]-[.F13]" table:style-name="ce20">
            <text:p>0</text:p>
          </table:table-cell>
          <table:table-cell table:style-name="ce27"/>
          <table:table-cell office:value-type="string" table:style-name="ce19">
            <text:p>Cuenta por pagar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office:value-type="string" table:style-name="ce119">
            <text:p>2.2.4.1</text:p>
          </table:table-cell>
          <table:table-cell office:value-type="string" table:style-name="ce24">
            <text:p>Cuenta por Pagar Socios o Accionistas</text:p>
          </table:table-cell>
          <table:table-cell office:value-type="string" table:number-columns-spanned="1" table:number-rows-spanned="3" table:style-name="ce78">
            <text:p>Accionistas</text:p>
          </table:table-cell>
          <table:table-cell table:style-name="ce12"/>
          <table:table-cell table:style-name="ce13"/>
          <table:table-cell table:style-name="ce12"/>
          <table:table-cell office:value-type="float" office:value="0" table:formula="of:=[.D14]+[.E14]-[.F14]" table:style-name="ce20">
            <text:p>0</text:p>
          </table:table-cell>
          <table:table-cell office:value-type="string" table:style-name="ce25">
            <text:p>2.2.4.1</text:p>
          </table:table-cell>
          <table:table-cell office:value-type="string" table:style-name="ce24">
            <text:p>Cuenta por Pagar Socios o Accionistas</text:p>
          </table:table-cell>
          <table:table-cell table:style-name="ce28"/>
          <table:table-cell table:style-name="ce23"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19"/>
          <table:table-cell office:value-type="string" table:style-name="ce29">
            <text:p>Corto Plazo</text:p>
          </table:table-cell>
          <table:covered-table-cell/>
          <table:table-cell office:value-type="float" office:value="85155.54" table:style-name="ce12">
            <text:p>85,156</text:p>
          </table:table-cell>
          <table:table-cell table:style-name="ce13"/>
          <table:table-cell table:style-name="ce12"/>
          <table:table-cell office:value-type="float" office:value="85155.54" table:formula="of:=[.D15]+[.E15]-[.F15]" table:style-name="ce20">
            <text:p>85,156</text:p>
          </table:table-cell>
          <table:table-cell table:style-name="ce25"/>
          <table:table-cell office:value-type="string" table:style-name="ce29">
            <text:p>Corto Plazo</text:p>
          </table:table-cell>
          <table:table-cell office:value-type="float" office:value="124576.64" table:style-name="ce28">
            <text:p><text:s/>124,577<text:s/></text:p>
          </table:table-cell>
          <table:table-cell office:value-type="float" office:value="-39421.100000000006" table:formula="of:=+[.G15]-[.J15]" table:style-name="ce23">
            <text:p>-39,421</text:p>
          </table:table-cell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19"/>
          <table:table-cell office:value-type="string" table:style-name="ce29">
            <text:p>Largo Plazo</text:p>
          </table:table-cell>
          <table:covered-table-cell/>
          <table:table-cell office:value-type="float" office:value="118697.75" table:style-name="ce12">
            <text:p>118,698</text:p>
          </table:table-cell>
          <table:table-cell table:style-name="ce13"/>
          <table:table-cell table:style-name="ce12"/>
          <table:table-cell office:value-type="float" office:value="118697.75" table:formula="of:=[.D16]+[.E16]-[.F16]" table:style-name="ce20">
            <text:p>118,698</text:p>
          </table:table-cell>
          <table:table-cell table:style-name="ce25"/>
          <table:table-cell office:value-type="string" table:style-name="ce29">
            <text:p>Largo Plazo</text:p>
          </table:table-cell>
          <table:table-cell office:value-type="float" office:value="124576.65" table:style-name="ce28">
            <text:p><text:s/>124,577<text:s/></text:p>
          </table:table-cell>
          <table:table-cell office:value-type="float" office:value="-5878.8999999999942" table:formula="of:=+[.G16]-[.J16]" table:style-name="ce23">
            <text:p>-5,879</text:p>
          </table:table-cell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office:value-type="string" table:style-name="ce119">
            <text:p>2.2.4.5</text:p>
          </table:table-cell>
          <table:table-cell office:value-type="string" table:style-name="ce24">
            <text:p>Otras cuentas por pagar relacionadas</text:p>
          </table:table-cell>
          <table:table-cell table:style-name="ce30"/>
          <table:table-cell table:style-name="ce20"/>
          <table:table-cell table:style-name="ce31"/>
          <table:table-cell table:style-name="ce32"/>
          <table:table-cell office:value-type="float" office:value="0" table:formula="of:=[.D17]+[.E17]-[.F17]" table:style-name="ce20">
            <text:p>0</text:p>
          </table:table-cell>
          <table:table-cell office:value-type="string" table:style-name="ce25">
            <text:p>2.2.4.5</text:p>
          </table:table-cell>
          <table:table-cell office:value-type="string" table:style-name="ce24">
            <text:p>Otras cuentas por pagar relacionadas</text:p>
          </table:table-cell>
          <table:table-cell office:value-type="float" office:value="0" table:style-name="ce28">
            <text:p><text:s/>-00<text:s/></text:p>
          </table:table-cell>
          <table:table-cell office:value-type="float" office:value="0" table:formula="of:=+[.G17]-[.J17]" table:style-name="ce23">
            <text:p>0</text:p>
          </table:table-cell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121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03853.28999999998" table:formula="of:=SUM([.D9:.D18])" table:style-name="ce42">
            <text:p>203,853</text:p>
          </table:table-cell>
          <table:table-cell office:value-type="float" office:value="0" table:formula="of:=SUM([.E9:.E18])" table:style-name="ce42">
            <text:p>0</text:p>
          </table:table-cell>
          <table:table-cell office:value-type="float" office:value="0" table:formula="of:=SUM([.F9:.F18])" table:style-name="ce42">
            <text:p>0</text:p>
          </table:table-cell>
          <table:table-cell office:value-type="float" office:value="203853.28999999998" table:formula="of:=SUM([.G9:.G18])" table:style-name="ce42">
            <text:p>203,853</text:p>
          </table:table-cell>
          <table:table-cell table:number-columns-repeated="2" table:style-name="ce43"/>
          <table:table-cell office:value-type="float" office:value="249153.28999999998" table:formula="of:=SUM([.J9:.J18])" table:style-name="ce42">
            <text:p>249,153</text:p>
          </table:table-cell>
          <table:table-cell office:value-type="float" office:value="-45300" table:formula="of:=SUM([.K9:.K17])" table:style-name="ce44">
            <text:p>-45,300</text:p>
          </table:table-cell>
          <table:table-cell table:style-name="ce45"/>
          <table:table-cell table:number-columns-repeated="16372" table:style-name="ce46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7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0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53"/>
          <table:table-cell table:style-name="ce54"/>
          <table:table-cell table:style-name="ce55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6">
            <text:p>Cuentas por Pagar Corrientes</text:p>
          </table:table-cell>
          <table:table-cell table:style-name="ce57"/>
          <table:table-cell office:value-type="float" office:value="0" table:formula="of:=[.G11]" table:style-name="ce58">
            <text:p>0</text:p>
          </table:table-cell>
          <table:table-cell office:value-type="float" office:value="0" table:formula="of:=[.J11]" table:style-name="ce58">
            <text:p>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6">
            <text:p>Cuentas por pagar No Corrientes</text:p>
          </table:table-cell>
          <table:table-cell table:style-name="ce57"/>
          <table:table-cell office:value-type="float" office:value="203853.28999999998" table:formula="of:=SUM([.G13:.G17])" table:style-name="ce58">
            <text:p>203,853</text:p>
          </table:table-cell>
          <table:table-cell office:value-type="float" office:value="249153.28999999998" table:formula="of:=SUM([.J13:.J17])" table:style-name="ce58">
            <text:p>249,15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57"/>
          <table:table-cell table:number-columns-repeated="2" table:style-name="ce59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203853.28999999998" table:formula="of:=+SUM([.D24:.D26])" table:style-name="ce42">
            <text:p>203,853</text:p>
          </table:table-cell>
          <table:table-cell office:value-type="float" office:value="249153.28999999998" table:formula="of:=+SUM([.E24:.E26])" table:style-name="ce42">
            <text:p>249,15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 table:style-name="ce1"/>
        </table:table-row>
        <table:table-row table:style-name="ro2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2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48529" table:style-name="ro5">
          <table:table-cell table:number-columns-repeated="16384"/>
        </table:table-row>
      </table:table>
      <table:table table:name="Resumen_de_Movimientos" table:style-name="ta2"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8" table:number-columns-repeated="16379" table:default-cell-style-name="ce79"/>
        <table:table-row table:style-name="ro2">
          <table:table-cell/>
          <table:table-cell office:value-type="string" table:style-name="ce80">
            <text:p>VISACOM S.A.</text:p>
          </table:table-cell>
          <table:table-cell table:number-columns-repeated="6" table:style-name="ce81"/>
          <table:table-cell table:number-columns-repeated="16376"/>
        </table:table-row>
        <table:table-row table:style-name="ro2">
          <table:table-cell/>
          <table:table-cell office:value-type="string" table:style-name="ce80">
            <text:p>Fase 2 – Ejecución</text:p>
          </table:table-cell>
          <table:table-cell table:number-columns-repeated="6" table:style-name="ce81"/>
          <table:table-cell table:number-columns-repeated="16376"/>
        </table:table-row>
        <table:table-row table:style-name="ro2">
          <table:table-cell/>
          <table:table-cell office:value-type="string" table:style-name="ce80">
            <text:p>Cuentas por Pagar a Partes Relacionadas</text:p>
          </table:table-cell>
          <table:table-cell table:number-columns-repeated="6" table:style-name="ce81"/>
          <table:table-cell table:number-columns-repeated="16376"/>
        </table:table-row>
        <table:table-row table:style-name="ro2">
          <table:table-cell/>
          <table:table-cell table:number-columns-repeated="7" table:style-name="ce81"/>
          <table:table-cell table:number-columns-repeated="16376"/>
        </table:table-row>
        <table:table-row table:style-name="ro6">
          <table:table-cell/>
          <table:table-cell office:value-type="string" table:style-name="ce82">
            <text:p>CTAS X PAGAR ACCIONISTAS Y RELACIONADOS</text:p>
          </table:table-cell>
          <table:table-cell office:value-type="string" table:style-name="ce83">
            <text:p>AL 31 DIC 2020</text:p>
          </table:table-cell>
          <table:table-cell office:value-type="string" table:style-name="ce84">
            <text:p>ABONOS SEP2021</text:p>
          </table:table-cell>
          <table:table-cell office:value-type="string" table:style-name="ce85">
            <text:p>SALDO AL 30SEP21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6">
            <text:p>TOTAL CORTO PLAZO MDC</text:p>
          </table:table-cell>
          <table:table-cell office:value-type="float" office:value="110455.54" table:style-name="ce87">
            <text:p>110,455.54</text:p>
          </table:table-cell>
          <table:table-cell office:value-type="float" office:value="25300" table:formula="of:=20300+5000" table:style-name="ce87">
            <text:p>25,300.00</text:p>
          </table:table-cell>
          <table:table-cell office:value-type="float" office:value="85155.54" table:formula="of:=+[.C6]-[.D6]" table:style-name="ce87">
            <text:p>85,155.54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6">
            <text:p>TOTAL CORTO PLAZO MPC</text:p>
          </table:table-cell>
          <table:table-cell office:value-type="float" office:value="14121.1" table:style-name="ce87">
            <text:p>14,121.10</text:p>
          </table:table-cell>
          <table:table-cell office:value-type="float" office:value="14121.1" table:formula="of:=20000-5878.9" table:style-name="ce87">
            <text:p>14,121.10</text:p>
          </table:table-cell>
          <table:table-cell office:value-type="float" office:value="0" table:formula="of:=+[.C7]-[.D7]" table:style-name="ce87">
            <text:p>0.00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8">
            <text:p>total corto plazo</text:p>
          </table:table-cell>
          <table:table-cell office:value-type="float" office:value="124576.64" table:formula="of:=+[.C6]+[.C7]" table:style-name="ce89">
            <text:p>124,576.64</text:p>
          </table:table-cell>
          <table:table-cell office:value-type="float" office:value="39421.1" table:formula="of:=+[.D6]+[.D7]" table:style-name="ce89">
            <text:p>39,421.10</text:p>
          </table:table-cell>
          <table:table-cell office:value-type="float" office:value="85155.54" table:formula="of:=+[.E6]+[.E7]" table:style-name="ce89">
            <text:p>85,155.54</text:p>
          </table:table-cell>
          <table:table-cell table:number-columns-repeated="16379" table:style-name="ce79"/>
        </table:table-row>
        <table:table-row table:style-name="ro2">
          <table:table-cell/>
          <table:table-cell table:style-name="ce86"/>
          <table:table-cell table:number-columns-repeated="3" table:style-name="ce87"/>
          <table:table-cell table:number-columns-repeated="16379" table:style-name="ce79"/>
        </table:table-row>
        <table:table-row table:style-name="ro2">
          <table:table-cell/>
          <table:table-cell office:value-type="string" table:style-name="ce86">
            <text:p>TOTAL LARGO PLAZO <text:s/>MDC</text:p>
          </table:table-cell>
          <table:table-cell office:value-type="float" office:value="110455.54" table:style-name="ce87">
            <text:p>110,455.54</text:p>
          </table:table-cell>
          <table:table-cell office:value-type="float" office:value="0" table:style-name="ce87">
            <text:p>0.00</text:p>
          </table:table-cell>
          <table:table-cell office:value-type="float" office:value="110455.54" table:formula="of:=+[.C10]-[.D10]" table:style-name="ce87">
            <text:p>110,455.54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6">
            <text:p>TOTAL LARGO PLAZO <text:s/>MPC</text:p>
          </table:table-cell>
          <table:table-cell office:value-type="float" office:value="14121.11" table:style-name="ce87">
            <text:p>14,121.11</text:p>
          </table:table-cell>
          <table:table-cell office:value-type="float" office:value="5878.9" table:style-name="ce87">
            <text:p>5,878.90</text:p>
          </table:table-cell>
          <table:table-cell office:value-type="float" office:value="8242.2100000000009" table:formula="of:=+[.C11]-[.D11]" table:style-name="ce87">
            <text:p>8,242.21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8">
            <text:p>total largo plazo</text:p>
          </table:table-cell>
          <table:table-cell office:value-type="float" office:value="124576.65" table:formula="of:=SUM([.C10:.C11])" table:style-name="ce89">
            <text:p>124,576.65</text:p>
          </table:table-cell>
          <table:table-cell office:value-type="float" office:value="5878.9" table:formula="of:=SUM([.D10:.D11])" table:style-name="ce89">
            <text:p>5,878.90</text:p>
          </table:table-cell>
          <table:table-cell office:value-type="float" office:value="118697.75" table:formula="of:=SUM([.E10:.E11])" table:style-name="ce89">
            <text:p>118,697.75</text:p>
          </table:table-cell>
          <table:table-cell table:number-columns-repeated="16379" table:style-name="ce79"/>
        </table:table-row>
        <table:table-row table:style-name="ro2">
          <table:table-cell/>
          <table:table-cell office:value-type="string" table:style-name="ce88">
            <text:p>deuda total</text:p>
          </table:table-cell>
          <table:table-cell office:value-type="float" office:value="249153.28999999998" table:formula="of:=+[.C8]+[.C12]" table:style-name="ce89">
            <text:p>249,153.29</text:p>
          </table:table-cell>
          <table:table-cell office:value-type="float" office:value="45300" table:formula="of:=+[.D8]+[.D12]" table:style-name="ce89">
            <text:p>45,300.00</text:p>
          </table:table-cell>
          <table:table-cell office:value-type="float" office:value="203853.28999999998" table:formula="of:=+[.E8]+[.E12]" table:style-name="ce90">
            <text:p>203,853.29</text:p>
          </table:table-cell>
          <table:table-cell table:number-columns-repeated="16379" table:style-name="ce79"/>
        </table:table-row>
        <table:table-row table:number-rows-repeated="1048563" table:style-name="ro2">
          <table:table-cell table:number-columns-repeated="16384"/>
        </table:table-row>
      </table:table>
      <table:table table:name="Detalle" table:style-name="ta2"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6" table:number-columns-repeated="240" table:default-cell-style-name="ce1"/>
        <table:table-column table:style-name="co15" table:default-cell-style-name="ce1"/>
        <table:table-column table:style-name="co16" table:default-cell-style-name="ce1"/>
        <table:table-row table:style-name="ro2">
          <table:table-cell office:value-type="string" table:style-name="ce91">
            <text:p>VISACOM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1">
            <text:p>CUENTAS X PAGAR ACCIONISTAS Y RELACIONADOS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1">
            <text:p>AL 30 DE SEPTIEMBRE 2021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92">
            <text:p>Accionista</text:p>
          </table:table-cell>
          <table:table-cell office:value-type="string" table:style-name="ce1">
            <text:p>(2.2.4.1)</text:p>
          </table:table-cell>
          <table:table-cell table:style-name="ce1"/>
          <table:table-cell office:value-type="string" table:style-name="ce92">
            <text:p>Accionista</text:p>
          </table:table-cell>
          <table:table-cell table:number-columns-repeated="2" table:style-name="ce1"/>
          <table:table-cell office:value-type="string" table:style-name="ce93">
            <text:p>Relacionado (2.2.4.5)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number-columns-spanned="2" table:number-rows-spanned="1" table:style-name="ce115">
            <text:p>Maria D.Casal</text:p>
          </table:table-cell>
          <table:covered-table-cell/>
          <table:table-cell table:style-name="ce95"/>
          <table:table-cell office:value-type="string" table:number-columns-spanned="2" table:number-rows-spanned="1" table:style-name="ce115">
            <text:p>Olga Rizzo</text:p>
          </table:table-cell>
          <table:covered-table-cell/>
          <table:table-cell table:style-name="ce1"/>
          <table:table-cell office:value-type="string" table:number-columns-spanned="2" table:number-rows-spanned="1" table:style-name="ce115">
            <text:p>Maria P.Casal</text:p>
          </table:table-cell>
          <table:covered-table-cell/>
          <table:table-cell table:style-name="ce1"/>
          <table:table-cell office:value-type="string" table:number-columns-spanned="2" table:number-rows-spanned="1" table:style-name="ce116">
            <text:p>SubTotal</text:p>
          </table:table-cell>
          <table:covered-table-cell/>
          <table:table-cell table:style-name="ce96"/>
          <table:table-cell table:number-columns-repeated="16369"/>
        </table:table-row>
        <table:table-row table:style-name="ro2">
          <table:table-cell table:number-columns-repeated="3" table:style-name="ce1"/>
          <table:table-cell office:value-type="string" table:style-name="ce94">
            <text:p>Capital</text:p>
          </table:table-cell>
          <table:table-cell office:value-type="string" table:style-name="ce94">
            <text:p>Intereses</text:p>
          </table:table-cell>
          <table:table-cell table:style-name="ce95"/>
          <table:table-cell office:value-type="string" table:style-name="ce94">
            <text:p>Capital</text:p>
          </table:table-cell>
          <table:table-cell office:value-type="string" table:style-name="ce94">
            <text:p>Intereses</text:p>
          </table:table-cell>
          <table:table-cell table:style-name="ce1"/>
          <table:table-cell office:value-type="string" table:style-name="ce94">
            <text:p>Capital</text:p>
          </table:table-cell>
          <table:table-cell office:value-type="string" table:style-name="ce94">
            <text:p>Intereses</text:p>
          </table:table-cell>
          <table:table-cell table:style-name="ce1"/>
          <table:table-cell office:value-type="string" table:style-name="ce94">
            <text:p>Capital</text:p>
          </table:table-cell>
          <table:table-cell office:value-type="string" table:style-name="ce94">
            <text:p>Intereses</text:p>
          </table:table-cell>
          <table:table-cell office:value-type="string" table:style-name="ce97">
            <text:p>Total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aldo al 1 de enero 2016</text:p>
          </table:table-cell>
          <table:table-cell table:number-columns-repeated="2" table:style-name="ce1"/>
          <table:table-cell office:value-type="float" office:value="207151.69" table:style-name="ce98">
            <text:p>207,151.69</text:p>
          </table:table-cell>
          <table:table-cell office:value-type="float" office:value="19880.84" table:style-name="ce98">
            <text:p>19,880.84</text:p>
          </table:table-cell>
          <table:table-cell table:style-name="ce98"/>
          <table:table-cell office:value-type="float" office:value="0" table:style-name="ce99">
            <text:p>0.00</text:p>
          </table:table-cell>
          <table:table-cell office:value-type="float" office:value="0" table:style-name="ce98">
            <text:p>0.00</text:p>
          </table:table-cell>
          <table:table-cell table:style-name="ce98"/>
          <table:table-cell office:value-type="float" office:value="75800" table:style-name="ce98">
            <text:p>75,800.00</text:p>
          </table:table-cell>
          <table:table-cell office:value-type="float" office:value="9096" table:style-name="ce98">
            <text:p>9,096.00</text:p>
          </table:table-cell>
          <table:table-cell table:style-name="ce98"/>
          <table:table-cell office:value-type="float" office:value="282951.69" table:formula="of:=+[.D8]+[.J8]+[.G8]" table:style-name="ce98">
            <text:p>282,951.69</text:p>
          </table:table-cell>
          <table:table-cell office:value-type="float" office:value="28976.84" table:formula="of:=+[.E8]+[.K8]" table:style-name="ce98">
            <text:p>28,976.84</text:p>
          </table:table-cell>
          <table:table-cell office:value-type="float" office:value="311928.53000000003" table:formula="of:=+[.M8]+[.N8]" table:style-name="ce98">
            <text:p>311,928.53</text:p>
          </table:table-cell>
          <table:table-cell table:number-columns-repeated="16369"/>
        </table:table-row>
        <table:table-row table:style-name="ro2">
          <table:table-cell table:number-columns-repeated="3" table:style-name="ce1"/>
          <table:table-cell table:number-columns-repeated="9" table:style-name="ce98"/>
          <table:table-cell table:number-columns-repeated="16372" table:style-name="ce1"/>
        </table:table-row>
        <table:table-row table:style-name="ro2">
          <table:table-cell office:value-type="string" table:style-name="ce100">
            <text:p>Prestamos:</text:p>
          </table:table-cell>
          <table:table-cell table:number-columns-repeated="2" table:style-name="ce1"/>
          <table:table-cell table:number-columns-repeated="9" table:style-name="ce98"/>
          <table:table-cell table:number-columns-repeated="16372" table:style-name="ce1"/>
        </table:table-row>
        <table:table-row table:style-name="ro2">
          <table:table-cell office:value-type="string" table:style-name="ce93">
            <text:p>Abril</text:p>
          </table:table-cell>
          <table:table-cell table:number-columns-repeated="2" table:style-name="ce1"/>
          <table:table-cell office:value-type="float" office:value="2500" table:style-name="ce98">
            <text:p>2,500.00</text:p>
          </table:table-cell>
          <table:table-cell office:value-type="float" office:value="0" table:style-name="ce98">
            <text:p>0.00</text:p>
          </table:table-cell>
          <table:table-cell table:style-name="ce98"/>
          <table:table-cell office:value-type="float" office:value="49980" table:style-name="ce98">
            <text:p>49,980.00</text:p>
          </table:table-cell>
          <table:table-cell office:value-type="float" office:value="0" table:style-name="ce98">
            <text:p>0.00</text:p>
          </table:table-cell>
          <table:table-cell table:style-name="ce98"/>
          <table:table-cell office:value-type="float" office:value="15000" table:style-name="ce98">
            <text:p>15,000.00</text:p>
          </table:table-cell>
          <table:table-cell table:number-columns-repeated="2" table:style-name="ce98"/>
          <table:table-cell office:value-type="float" office:value="67480" table:formula="of:=+[.D11]+[.J11]+[.G11]" table:style-name="ce98">
            <text:p>67,480.00</text:p>
          </table:table-cell>
          <table:table-cell office:value-type="float" office:value="0" table:formula="of:=+[.E11]+[.K11]" table:style-name="ce98">
            <text:p>0.00</text:p>
          </table:table-cell>
          <table:table-cell office:value-type="float" office:value="67480" table:formula="of:=+[.M11]+[.N11]" table:style-name="ce98">
            <text:p>67,48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Mayo</text:p>
          </table:table-cell>
          <table:table-cell table:number-columns-repeated="2" table:style-name="ce1"/>
          <table:table-cell office:value-type="float" office:value="0" table:style-name="ce101">
            <text:p>0.00</text:p>
          </table:table-cell>
          <table:table-cell office:value-type="float" office:value="0" table:style-name="ce101">
            <text:p>0.00</text:p>
          </table:table-cell>
          <table:table-cell table:style-name="ce98"/>
          <table:table-cell office:value-type="float" office:value="0" table:style-name="ce101">
            <text:p>0.00</text:p>
          </table:table-cell>
          <table:table-cell office:value-type="float" office:value="0" table:style-name="ce101">
            <text:p>0.00</text:p>
          </table:table-cell>
          <table:table-cell table:style-name="ce98"/>
          <table:table-cell office:value-type="float" office:value="12000" table:style-name="ce101">
            <text:p>12,000.00</text:p>
          </table:table-cell>
          <table:table-cell office:value-type="float" office:value="0" table:style-name="ce101">
            <text:p>0.00</text:p>
          </table:table-cell>
          <table:table-cell table:style-name="ce98"/>
          <table:table-cell office:value-type="float" office:value="12000" table:formula="of:=+[.D12]+[.J12]+[.G12]" table:style-name="ce101">
            <text:p>12,000.00</text:p>
          </table:table-cell>
          <table:table-cell office:value-type="float" office:value="0" table:formula="of:=+[.E12]+[.K12]" table:style-name="ce101">
            <text:p>0.00</text:p>
          </table:table-cell>
          <table:table-cell office:value-type="float" office:value="12000" table:formula="of:=+[.M12]+[.N12]" table:style-name="ce101">
            <text:p>12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<text:s text:c="4"/>Subtotal prestamos</text:p>
          </table:table-cell>
          <table:table-cell table:number-columns-repeated="2" table:style-name="ce1"/>
          <table:table-cell office:value-type="float" office:value="209651.69" table:formula="of:=SUM([.D8:.D12])" table:style-name="ce101">
            <text:p>209,651.69</text:p>
          </table:table-cell>
          <table:table-cell office:value-type="float" office:value="19880.84" table:formula="of:=SUM([.E8:.E12])" table:style-name="ce101">
            <text:p>19,880.84</text:p>
          </table:table-cell>
          <table:table-cell table:style-name="ce98"/>
          <table:table-cell office:value-type="float" office:value="49980" table:formula="of:=SUM([.G8:.G12])" table:style-name="ce102">
            <text:p>49,980.00</text:p>
          </table:table-cell>
          <table:table-cell office:value-type="float" office:value="0" table:formula="of:=SUM([.H8:.H12])" table:style-name="ce102">
            <text:p>0.00</text:p>
          </table:table-cell>
          <table:table-cell table:style-name="ce98"/>
          <table:table-cell office:value-type="float" office:value="102800" table:formula="of:=SUM([.J8:.J12])" table:style-name="ce102">
            <text:p>102,800.00</text:p>
          </table:table-cell>
          <table:table-cell office:value-type="float" office:value="9096" table:formula="of:=SUM([.K8:.K12])" table:style-name="ce102">
            <text:p>9,096.00</text:p>
          </table:table-cell>
          <table:table-cell table:style-name="ce98"/>
          <table:table-cell office:value-type="float" office:value="362431.69" table:formula="of:=+[.M8]+[.M12]+[.M11]" table:style-name="ce102">
            <text:p>362,431.69</text:p>
          </table:table-cell>
          <table:table-cell office:value-type="float" office:value="28976.84" table:formula="of:=+[.N8]+[.N12]" table:style-name="ce102">
            <text:p>28,976.84</text:p>
          </table:table-cell>
          <table:table-cell office:value-type="float" office:value="391408.53" table:formula="of:=+[.O8]+[.O12]+[.O11]" table:style-name="ce102">
            <text:p>391,408.53</text:p>
          </table:table-cell>
          <table:table-cell table:number-columns-repeated="16369"/>
        </table:table-row>
        <table:table-row table:style-name="ro2">
          <table:table-cell table:style-name="ce93"/>
          <table:table-cell table:number-columns-repeated="2" table:style-name="ce1"/>
          <table:table-cell table:number-columns-repeated="12" table:style-name="ce98"/>
          <table:table-cell table:number-columns-repeated="16369"/>
        </table:table-row>
        <table:table-row table:style-name="ro2">
          <table:table-cell office:value-type="string" table:style-name="ce100">
            <text:p>Pagos:</text:p>
          </table:table-cell>
          <table:table-cell table:number-columns-repeated="3" table:style-name="ce1"/>
          <table:table-cell table:number-columns-repeated="5" table:style-name="ce98"/>
          <table:table-cell table:number-columns-repeated="2" table:style-name="ce1"/>
          <table:table-cell table:style-name="ce98"/>
          <table:table-cell table:number-columns-repeated="16372" table:style-name="ce1"/>
        </table:table-row>
        <table:table-row table:style-name="ro2">
          <table:table-cell office:value-type="string" table:style-name="ce93">
            <text:p>Octubre<text:s/></text:p>
          </table:table-cell>
          <table:table-cell table:number-columns-repeated="3" table:style-name="ce1"/>
          <table:table-cell office:value-type="float" office:value="-19880.84" table:style-name="ce98">
            <text:p>-19,880.84</text:p>
          </table:table-cell>
          <table:table-cell table:style-name="ce98"/>
          <table:table-cell office:value-type="float" office:value="-9980" table:style-name="ce98">
            <text:p>-9,980.00</text:p>
          </table:table-cell>
          <table:table-cell office:value-type="string" table:style-name="ce99">
            <text:p><text:s/></text:p>
          </table:table-cell>
          <table:table-cell table:style-name="ce98"/>
          <table:table-cell table:style-name="ce1"/>
          <table:table-cell office:value-type="float" office:value="-9096" table:style-name="ce98">
            <text:p>-9,096.00</text:p>
          </table:table-cell>
          <table:table-cell table:style-name="ce98"/>
          <table:table-cell office:value-type="float" office:value="-9980" table:formula="of:=+[.G16]" table:style-name="ce98">
            <text:p>-9,980.00</text:p>
          </table:table-cell>
          <table:table-cell office:value-type="float" office:value="-28976.84" table:formula="of:=+[.E16]+[.K16]" table:style-name="ce98">
            <text:p>-28,976.84</text:p>
          </table:table-cell>
          <table:table-cell office:value-type="float" office:value="-38956.839999999997" table:formula="of:=+[.M16]+[.N16]" table:style-name="ce98">
            <text:p>-38,956.84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Noviembre<text:s/></text:p>
          </table:table-cell>
          <table:table-cell table:number-columns-repeated="2" table:style-name="ce1"/>
          <table:table-cell office:value-type="float" office:value="-9651.69" table:style-name="ce98">
            <text:p>-9,651.69</text:p>
          </table:table-cell>
          <table:table-cell table:number-columns-repeated="2" table:style-name="ce98"/>
          <table:table-cell office:value-type="float" office:value="-12000" table:style-name="ce98">
            <text:p>-12,000.00</text:p>
          </table:table-cell>
          <table:table-cell table:number-columns-repeated="2" table:style-name="ce98"/>
          <table:table-cell office:value-type="float" office:value="-12800" table:style-name="ce98">
            <text:p>-12,800.00</text:p>
          </table:table-cell>
          <table:table-cell table:style-name="ce1"/>
          <table:table-cell table:style-name="ce98"/>
          <table:table-cell office:value-type="float" office:value="-34451.69" table:formula="of:=+[.D17]+[.J17]+[.G17]" table:style-name="ce98">
            <text:p>-34,451.69</text:p>
          </table:table-cell>
          <table:table-cell table:style-name="ce1"/>
          <table:table-cell office:value-type="float" office:value="-34451.69" table:formula="of:=+[.M17]+[.N17]" table:style-name="ce98">
            <text:p>-34,451.69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Diciembre<text:s/></text:p>
          </table:table-cell>
          <table:table-cell table:number-columns-repeated="2" table:style-name="ce1"/>
          <table:table-cell office:value-type="float" office:value="-10000" table:style-name="ce101">
            <text:p>-10,000.00</text:p>
          </table:table-cell>
          <table:table-cell table:style-name="ce101"/>
          <table:table-cell table:style-name="ce98"/>
          <table:table-cell office:value-type="float" office:value="-10000" table:style-name="ce101">
            <text:p>-10,000.00</text:p>
          </table:table-cell>
          <table:table-cell table:style-name="ce101"/>
          <table:table-cell table:style-name="ce98"/>
          <table:table-cell office:value-type="float" office:value="-10000" table:style-name="ce101">
            <text:p>-10,000.00</text:p>
          </table:table-cell>
          <table:table-cell table:style-name="ce103"/>
          <table:table-cell table:style-name="ce98"/>
          <table:table-cell office:value-type="float" office:value="-30000" table:formula="of:=+[.D18]+[.J18]+[.G18]" table:style-name="ce101">
            <text:p>-30,000.00</text:p>
          </table:table-cell>
          <table:table-cell table:style-name="ce103"/>
          <table:table-cell office:value-type="float" office:value="-30000" table:formula="of:=+[.M18]+[.N18]" table:style-name="ce101">
            <text:p>-30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<text:s text:c="4"/>Subtotal pagos</text:p>
          </table:table-cell>
          <table:table-cell table:number-columns-repeated="2" table:style-name="ce1"/>
          <table:table-cell office:value-type="float" office:value="-19651.690000000002" table:formula="of:=SUM([.D16:.D18])" table:style-name="ce102">
            <text:p>-19,651.69</text:p>
          </table:table-cell>
          <table:table-cell office:value-type="float" office:value="-19880.84" table:formula="of:=SUM([.E16:.E18])" table:style-name="ce102">
            <text:p>-19,880.84</text:p>
          </table:table-cell>
          <table:table-cell table:style-name="ce98"/>
          <table:table-cell office:value-type="float" office:value="-31980" table:formula="of:=SUM([.G16:.G18])" table:style-name="ce102">
            <text:p>-31,980.00</text:p>
          </table:table-cell>
          <table:table-cell office:value-type="float" office:value="0" table:formula="of:=SUM([.H16:.H18])" table:style-name="ce102">
            <text:p>0.00</text:p>
          </table:table-cell>
          <table:table-cell table:style-name="ce98"/>
          <table:table-cell office:value-type="float" office:value="-22800" table:formula="of:=SUM([.J16:.J18])" table:style-name="ce102">
            <text:p>-22,800.00</text:p>
          </table:table-cell>
          <table:table-cell office:value-type="float" office:value="-9096" table:formula="of:=SUM([.K16:.K18])" table:style-name="ce102">
            <text:p>-9,096.00</text:p>
          </table:table-cell>
          <table:table-cell table:style-name="ce98"/>
          <table:table-cell office:value-type="float" office:value="-74431.69" table:formula="of:=SUM([.M16:.M18])" table:style-name="ce102">
            <text:p>-74,431.69</text:p>
          </table:table-cell>
          <table:table-cell office:value-type="float" office:value="-28976.84" table:formula="of:=SUM([.N16:.N18])" table:style-name="ce102">
            <text:p>-28,976.84</text:p>
          </table:table-cell>
          <table:table-cell office:value-type="float" office:value="-103408.53" table:formula="of:=SUM([.O16:.O18])" table:style-name="ce102">
            <text:p>-103,408.53</text:p>
          </table:table-cell>
          <table:table-cell table:number-columns-repeated="16369"/>
        </table:table-row>
        <table:table-row table:style-name="ro2">
          <table:table-cell table:style-name="ce93"/>
          <table:table-cell table:number-columns-repeated="2" table:style-name="ce1"/>
          <table:table-cell table:number-columns-repeated="2" table:style-name="ce102"/>
          <table:table-cell table:style-name="ce98"/>
          <table:table-cell table:number-columns-repeated="2" table:style-name="ce102"/>
          <table:table-cell table:style-name="ce98"/>
          <table:table-cell table:style-name="ce102"/>
          <table:table-cell table:style-name="ce104"/>
          <table:table-cell table:style-name="ce98"/>
          <table:table-cell table:style-name="ce102"/>
          <table:table-cell table:style-name="ce104"/>
          <table:table-cell table:style-name="ce102"/>
          <table:table-cell table:number-columns-repeated="16369"/>
        </table:table-row>
        <table:table-row table:style-name="ro2">
          <table:table-cell office:value-type="string" table:style-name="ce93">
            <text:p>Subtotal al 31 diciembre 2016</text:p>
          </table:table-cell>
          <table:table-cell table:number-columns-repeated="2" table:style-name="ce1"/>
          <table:table-cell office:value-type="float" office:value="190000" table:formula="of:=+[.D13]+[.D19]" table:style-name="ce98">
            <text:p>190,000.00</text:p>
          </table:table-cell>
          <table:table-cell office:value-type="float" office:value="0" table:formula="of:=+[.E13]+[.E19]" table:style-name="ce98">
            <text:p>0.00</text:p>
          </table:table-cell>
          <table:table-cell table:style-name="ce98"/>
          <table:table-cell office:value-type="float" office:value="18000" table:formula="of:=+[.G13]+[.G19]" table:style-name="ce98">
            <text:p>18,000.00</text:p>
          </table:table-cell>
          <table:table-cell office:value-type="float" office:value="0" table:formula="of:=+[.H13]+[.H19]" table:style-name="ce98">
            <text:p>0.00</text:p>
          </table:table-cell>
          <table:table-cell table:style-name="ce98"/>
          <table:table-cell office:value-type="float" office:value="80000" table:formula="of:=+[.J13]+[.J19]" table:style-name="ce98">
            <text:p>80,000.00</text:p>
          </table:table-cell>
          <table:table-cell office:value-type="float" office:value="0" table:formula="of:=+[.K13]+[.K19]" table:style-name="ce98">
            <text:p>0.00</text:p>
          </table:table-cell>
          <table:table-cell table:style-name="ce98"/>
          <table:table-cell office:value-type="float" office:value="288000" table:formula="of:=+[.M13]+[.M19]" table:style-name="ce98">
            <text:p>288,000.00</text:p>
          </table:table-cell>
          <table:table-cell office:value-type="float" office:value="0" table:formula="of:=+[.N13]+[.N19]" table:style-name="ce98">
            <text:p>0.00</text:p>
          </table:table-cell>
          <table:table-cell office:value-type="float" office:value="288000" table:formula="of:=+[.O13]+[.O19]" table:style-name="ce98">
            <text:p>288,000.00</text:p>
          </table:table-cell>
          <table:table-cell table:number-columns-repeated="16369"/>
        </table:table-row>
        <table:table-row table:style-name="ro2">
          <table:table-cell table:style-name="ce93"/>
          <table:table-cell table:number-columns-repeated="2" table:style-name="ce1"/>
          <table:table-cell table:number-columns-repeated="12" table:style-name="ce98"/>
          <table:table-cell table:number-columns-repeated="16369"/>
        </table:table-row>
        <table:table-row table:style-name="ro2">
          <table:table-cell office:value-type="string" table:style-name="ce93">
            <text:p>Intereses, tasa 7% anual</text:p>
          </table:table-cell>
          <table:table-cell table:number-columns-repeated="2" table:style-name="ce1"/>
          <table:table-cell table:style-name="ce103"/>
          <table:table-cell office:value-type="float" office:value="13300.000000000002" table:formula="of:=+[.D21]*7%" table:style-name="ce101">
            <text:p>13,300.00</text:p>
          </table:table-cell>
          <table:table-cell table:style-name="ce98"/>
          <table:table-cell table:style-name="ce103"/>
          <table:table-cell office:value-type="float" office:value="1260.0000000000002" table:formula="of:=+[.G21]*7%" table:style-name="ce101">
            <text:p>1,260.00</text:p>
          </table:table-cell>
          <table:table-cell table:style-name="ce98"/>
          <table:table-cell table:style-name="ce103"/>
          <table:table-cell office:value-type="float" office:value="5600.0000000000009" table:formula="of:=+[.J21]*7%" table:style-name="ce101">
            <text:p>5,600.00</text:p>
          </table:table-cell>
          <table:table-cell table:style-name="ce98"/>
          <table:table-cell table:style-name="ce101"/>
          <table:table-cell office:value-type="float" office:value="20160.000000000004" table:formula="of:=+[.E23]+[.K23]+[.H23]" table:style-name="ce101">
            <text:p>20,160.00</text:p>
          </table:table-cell>
          <table:table-cell office:value-type="float" office:value="20160.000000000004" table:formula="of:=+[.N23]" table:style-name="ce101">
            <text:p>20,16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dic. 2016</text:p>
          </table:table-cell>
          <table:table-cell table:number-columns-repeated="2" table:style-name="ce1"/>
          <table:table-cell office:value-type="float" office:value="190000" table:formula="of:=+[.D21]" table:style-name="ce98">
            <text:p>190,000.00</text:p>
          </table:table-cell>
          <table:table-cell office:value-type="float" office:value="13300.000000000002" table:formula="of:=+[.E23]" table:style-name="ce98">
            <text:p>13,300.00</text:p>
          </table:table-cell>
          <table:table-cell table:style-name="ce98"/>
          <table:table-cell office:value-type="float" office:value="18000" table:formula="of:=+[.G21]" table:style-name="ce98">
            <text:p>18,000.00</text:p>
          </table:table-cell>
          <table:table-cell office:value-type="float" office:value="1260.0000000000002" table:formula="of:=+[.H23]" table:style-name="ce98">
            <text:p>1,260.00</text:p>
          </table:table-cell>
          <table:table-cell table:style-name="ce98"/>
          <table:table-cell office:value-type="float" office:value="80000" table:formula="of:=+[.J21]" table:style-name="ce98">
            <text:p>80,000.00</text:p>
          </table:table-cell>
          <table:table-cell office:value-type="float" office:value="5600.0000000000009" table:formula="of:=+[.K23]" table:style-name="ce98">
            <text:p>5,600.00</text:p>
          </table:table-cell>
          <table:table-cell table:style-name="ce98"/>
          <table:table-cell office:value-type="float" office:value="288000" table:formula="of:=+[.M21]" table:style-name="ce98">
            <text:p>288,000.00</text:p>
          </table:table-cell>
          <table:table-cell office:value-type="float" office:value="20160.000000000004" table:formula="of:=+[.N23]" table:style-name="ce98">
            <text:p>20,160.00</text:p>
          </table:table-cell>
          <table:table-cell office:value-type="float" office:value="308160" table:formula="of:=+[.O21]+[.O23]" table:style-name="ce98">
            <text:p>308,160.00</text:p>
          </table:table-cell>
          <table:table-cell table:number-columns-repeated="16369"/>
        </table:table-row>
        <table:table-row table:style-name="ro2">
          <table:table-cell table:style-name="ce93"/>
          <table:table-cell table:number-columns-repeated="2" table:style-name="ce1"/>
          <table:table-cell table:number-columns-repeated="12" table:style-name="ce98"/>
          <table:table-cell table:number-columns-repeated="16369"/>
        </table:table-row>
        <table:table-row table:style-name="ro2">
          <table:table-cell office:value-type="string" table:style-name="ce100">
            <text:p>Pago 2017:</text:p>
          </table:table-cell>
          <table:table-cell table:number-columns-repeated="3" table:style-name="ce1"/>
          <table:table-cell table:number-columns-repeated="5" table:style-name="ce98"/>
          <table:table-cell table:number-columns-repeated="2" table:style-name="ce1"/>
          <table:table-cell table:style-name="ce98"/>
          <table:table-cell table:number-columns-repeated="16372" table:style-name="ce1"/>
        </table:table-row>
        <table:table-row table:style-name="ro2">
          <table:table-cell office:value-type="string" table:style-name="ce93">
            <text:p>Enero</text:p>
          </table:table-cell>
          <table:table-cell table:style-name="ce93"/>
          <table:table-cell table:style-name="ce1"/>
          <table:table-cell office:value-type="float" office:value="-8000" table:style-name="ce98">
            <text:p>-8,000.00</text:p>
          </table:table-cell>
          <table:table-cell table:number-columns-repeated="2" table:style-name="ce98"/>
          <table:table-cell office:value-type="float" office:value="-8000" table:style-name="ce98">
            <text:p>-8,000.00</text:p>
          </table:table-cell>
          <table:table-cell table:number-columns-repeated="2" table:style-name="ce98"/>
          <table:table-cell office:value-type="float" office:value="-8000" table:style-name="ce98">
            <text:p>-8,000.00</text:p>
          </table:table-cell>
          <table:table-cell table:style-name="ce1"/>
          <table:table-cell table:style-name="ce98"/>
          <table:table-cell office:value-type="float" office:value="-24000" table:formula="of:=SUM([.D27:.J27])" table:style-name="ce98">
            <text:p>-24,000.00</text:p>
          </table:table-cell>
          <table:table-cell table:style-name="ce1"/>
          <table:table-cell office:value-type="float" office:value="-24000" table:formula="of:=+[.M27]" table:style-name="ce98">
            <text:p>-24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Febrero</text:p>
          </table:table-cell>
          <table:table-cell table:style-name="ce93"/>
          <table:table-cell table:style-name="ce1"/>
          <table:table-cell office:value-type="float" office:value="-8000" table:style-name="ce98">
            <text:p>-8,000.00</text:p>
          </table:table-cell>
          <table:table-cell table:number-columns-repeated="2" table:style-name="ce98"/>
          <table:table-cell office:value-type="float" office:value="-10000" table:style-name="ce98">
            <text:p>-10,000.00</text:p>
          </table:table-cell>
          <table:table-cell table:number-columns-repeated="2" table:style-name="ce98"/>
          <table:table-cell office:value-type="float" office:value="-8000" table:style-name="ce98">
            <text:p>-8,000.00</text:p>
          </table:table-cell>
          <table:table-cell table:number-columns-repeated="2" table:style-name="ce98"/>
          <table:table-cell office:value-type="float" office:value="-26000" table:formula="of:=SUM([.D28:.J28])" table:style-name="ce98">
            <text:p>-26,000.00</text:p>
          </table:table-cell>
          <table:table-cell table:style-name="ce1"/>
          <table:table-cell office:value-type="float" office:value="-26000" table:formula="of:=+[.M28]" table:style-name="ce98">
            <text:p>-26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Marzo</text:p>
          </table:table-cell>
          <table:table-cell table:number-columns-repeated="2" table:style-name="ce1"/>
          <table:table-cell office:value-type="float" office:value="-8000" table:style-name="ce98">
            <text:p>-8,00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-8000" table:style-name="ce98">
            <text:p>-8,000.00</text:p>
          </table:table-cell>
          <table:table-cell table:style-name="ce1"/>
          <table:table-cell table:style-name="ce98"/>
          <table:table-cell office:value-type="float" office:value="-16000" table:formula="of:=SUM([.D29:.J29])" table:style-name="ce98">
            <text:p>-16,000.00</text:p>
          </table:table-cell>
          <table:table-cell table:style-name="ce1"/>
          <table:table-cell office:value-type="float" office:value="-16000" table:formula="of:=+[.M29]" table:style-name="ce98">
            <text:p>-16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Abril</text:p>
          </table:table-cell>
          <table:table-cell table:number-columns-repeated="2" table:style-name="ce1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style-name="ce1"/>
          <table:table-cell table:style-name="ce98"/>
          <table:table-cell office:value-type="float" office:value="0" table:formula="of:=SUM([.D30:.J30])" table:style-name="ce98">
            <text:p>0.00</text:p>
          </table:table-cell>
          <table:table-cell table:style-name="ce1"/>
          <table:table-cell office:value-type="float" office:value="0" table:formula="of:=+[.M30]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Mayo</text:p>
          </table:table-cell>
          <table:table-cell table:number-columns-repeated="2" table:style-name="ce1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style-name="ce1"/>
          <table:table-cell table:style-name="ce98"/>
          <table:table-cell office:value-type="float" office:value="0" table:formula="of:=SUM([.D31:.J31])" table:style-name="ce98">
            <text:p>0.00</text:p>
          </table:table-cell>
          <table:table-cell table:style-name="ce1"/>
          <table:table-cell office:value-type="float" office:value="0" table:formula="of:=+[.M31]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Junio</text:p>
          </table:table-cell>
          <table:table-cell table:number-columns-repeated="2" table:style-name="ce1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number-columns-repeated="2" table:style-name="ce98"/>
          <table:table-cell office:value-type="float" office:value="0" table:style-name="ce98">
            <text:p>0.00</text:p>
          </table:table-cell>
          <table:table-cell table:style-name="ce1"/>
          <table:table-cell table:style-name="ce98"/>
          <table:table-cell office:value-type="float" office:value="0" table:formula="of:=SUM([.D32:.J32])" table:style-name="ce98">
            <text:p>0.00</text:p>
          </table:table-cell>
          <table:table-cell table:style-name="ce1"/>
          <table:table-cell office:value-type="float" office:value="0" table:formula="of:=+[.M32]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Octubre</text:p>
          </table:table-cell>
          <table:table-cell table:number-columns-repeated="2" table:style-name="ce1"/>
          <table:table-cell table:style-name="ce98"/>
          <table:table-cell office:value-type="float" office:value="-7300" table:style-name="ce98">
            <text:p>-7,300.00</text:p>
          </table:table-cell>
          <table:table-cell table:number-columns-repeated="2" table:style-name="ce98"/>
          <table:table-cell office:value-type="float" office:value="-1260" table:style-name="ce98">
            <text:p>-1,260.00</text:p>
          </table:table-cell>
          <table:table-cell table:number-columns-repeated="2" table:style-name="ce98"/>
          <table:table-cell office:value-type="float" office:value="-5600" table:style-name="ce98">
            <text:p>-5,600.00</text:p>
          </table:table-cell>
          <table:table-cell table:style-name="ce98"/>
          <table:table-cell office:value-type="float" office:value="0" table:style-name="ce98">
            <text:p>0.00</text:p>
          </table:table-cell>
          <table:table-cell office:value-type="float" office:value="-14160" table:formula="of:=+[.E33]+[.K33]+[.H33]" table:style-name="ce98">
            <text:p>-14,160.00</text:p>
          </table:table-cell>
          <table:table-cell office:value-type="float" office:value="-14160" table:formula="of:=+[.N33]" table:style-name="ce98">
            <text:p>-14,16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Noviembre</text:p>
          </table:table-cell>
          <table:table-cell table:number-columns-repeated="2" table:style-name="ce1"/>
          <table:table-cell table:style-name="ce98"/>
          <table:table-cell office:value-type="float" office:value="-6000" table:style-name="ce98">
            <text:p>-6,000.00</text:p>
          </table:table-cell>
          <table:table-cell table:number-columns-repeated="7" table:style-name="ce98"/>
          <table:table-cell office:value-type="float" office:value="0" table:style-name="ce98">
            <text:p>0.00</text:p>
          </table:table-cell>
          <table:table-cell office:value-type="float" office:value="-6000" table:formula="of:=+[.E34]" table:style-name="ce98">
            <text:p>-6,000.00</text:p>
          </table:table-cell>
          <table:table-cell office:value-type="float" office:value="-6000" table:formula="of:=+[.N34]" table:style-name="ce98">
            <text:p>-6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Diciembre</text:p>
          </table:table-cell>
          <table:table-cell table:number-columns-repeated="2" table:style-name="ce1"/>
          <table:table-cell office:value-type="float" office:value="-6000" table:style-name="ce101">
            <text:p>-6,000.00</text:p>
          </table:table-cell>
          <table:table-cell table:style-name="ce101"/>
          <table:table-cell table:style-name="ce98"/>
          <table:table-cell table:number-columns-repeated="2" table:style-name="ce101"/>
          <table:table-cell table:style-name="ce98"/>
          <table:table-cell office:value-type="float" office:value="-6000" table:style-name="ce101">
            <text:p>-6,000.00</text:p>
          </table:table-cell>
          <table:table-cell table:style-name="ce103"/>
          <table:table-cell table:style-name="ce98"/>
          <table:table-cell office:value-type="float" office:value="-12000" table:formula="of:=SUM([.D35:.J35])" table:style-name="ce101">
            <text:p>-12,000.00</text:p>
          </table:table-cell>
          <table:table-cell table:style-name="ce103"/>
          <table:table-cell office:value-type="float" office:value="-12000" table:formula="of:=+[.M35]" table:style-name="ce101">
            <text:p>-12,0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Subtotal</text:p>
          </table:table-cell>
          <table:table-cell table:number-columns-repeated="2" table:style-name="ce1"/>
          <table:table-cell office:value-type="float" office:value="160000" table:formula="of:=SUM([.D24:.D35])" table:style-name="ce98">
            <text:p>160,000.00</text:p>
          </table:table-cell>
          <table:table-cell office:value-type="float" office:value="0" table:formula="of:=SUM([.E24:.E35])" table:style-name="ce98">
            <text:p>0.00</text:p>
          </table:table-cell>
          <table:table-cell table:style-name="ce98"/>
          <table:table-cell office:value-type="float" office:value="0" table:formula="of:=SUM([.G24:.G32])" table:style-name="ce98">
            <text:p>0.00</text:p>
          </table:table-cell>
          <table:table-cell office:value-type="float" office:value="0" table:formula="of:=SUM([.H24:.H35])" table:style-name="ce98">
            <text:p>0.00</text:p>
          </table:table-cell>
          <table:table-cell table:style-name="ce98"/>
          <table:table-cell office:value-type="float" office:value="50000" table:formula="of:=SUM([.J24:.J35])" table:style-name="ce98">
            <text:p>50,000.00</text:p>
          </table:table-cell>
          <table:table-cell office:value-type="float" office:value="0" table:formula="of:=+[.K24]+[.K33]" table:style-name="ce98">
            <text:p>0.00</text:p>
          </table:table-cell>
          <table:table-cell table:style-name="ce98"/>
          <table:table-cell office:value-type="float" office:value="210000" table:formula="of:=SUM([.M24:.M35])" table:style-name="ce98">
            <text:p>210,000.00</text:p>
          </table:table-cell>
          <table:table-cell office:value-type="float" office:value="0" table:formula="of:=SUM([.N24:.N35])" table:style-name="ce98">
            <text:p>0.00</text:p>
          </table:table-cell>
          <table:table-cell office:value-type="float" office:value="210000" table:formula="of:=SUM([.O24:.O35])" table:style-name="ce98">
            <text:p>210,000.00</text:p>
          </table:table-cell>
          <table:table-cell table:number-columns-repeated="16369"/>
        </table:table-row>
        <table:table-row table:style-name="ro2">
          <table:table-cell office:value-type="string" table:style-name="ce105">
            <text:p>Provision Intereses, tasa 7% anual</text:p>
          </table:table-cell>
          <table:table-cell table:number-columns-repeated="2" table:style-name="ce1"/>
          <table:table-cell table:style-name="ce101"/>
          <table:table-cell office:value-type="float" office:value="11200" table:style-name="ce101">
            <text:p>11,200.00</text:p>
          </table:table-cell>
          <table:table-cell table:style-name="ce98"/>
          <table:table-cell table:number-columns-repeated="2" table:style-name="ce101"/>
          <table:table-cell table:style-name="ce98"/>
          <table:table-cell table:style-name="ce103"/>
          <table:table-cell office:value-type="float" office:value="3500" table:style-name="ce101">
            <text:p>3,500.00</text:p>
          </table:table-cell>
          <table:table-cell table:style-name="ce98"/>
          <table:table-cell table:style-name="ce103"/>
          <table:table-cell office:value-type="float" office:value="14700" table:formula="of:=+[.E37]+[.K37]" table:style-name="ce101">
            <text:p>14,700.00</text:p>
          </table:table-cell>
          <table:table-cell office:value-type="float" office:value="14700" table:formula="of:=+[.N37]" table:style-name="ce101">
            <text:p>14,7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diciembre 2017</text:p>
          </table:table-cell>
          <table:table-cell table:number-columns-repeated="2" table:style-name="ce1"/>
          <table:table-cell office:value-type="float" office:value="160000" table:formula="of:=SUM([.D36:.D37])" table:style-name="ce98">
            <text:p>160,000.00</text:p>
          </table:table-cell>
          <table:table-cell office:value-type="float" office:value="11200" table:formula="of:=SUM([.E36:.E37])" table:style-name="ce98">
            <text:p>11,200.00</text:p>
          </table:table-cell>
          <table:table-cell table:style-name="ce98"/>
          <table:table-cell office:value-type="float" office:value="0" table:formula="of:=SUM([.G36:.G37])" table:style-name="ce98">
            <text:p>0.00</text:p>
          </table:table-cell>
          <table:table-cell office:value-type="float" office:value="0" table:formula="of:=SUM([.H36:.H37])" table:style-name="ce98">
            <text:p>0.00</text:p>
          </table:table-cell>
          <table:table-cell table:style-name="ce98"/>
          <table:table-cell office:value-type="float" office:value="50000" table:formula="of:=SUM([.J36:.J37])" table:style-name="ce98">
            <text:p>50,000.00</text:p>
          </table:table-cell>
          <table:table-cell office:value-type="float" office:value="3500" table:formula="of:=SUM([.K36:.K37])" table:style-name="ce98">
            <text:p>3,500.00</text:p>
          </table:table-cell>
          <table:table-cell table:style-name="ce98"/>
          <table:table-cell office:value-type="float" office:value="210000" table:formula="of:=SUM([.M36:.M37])" table:style-name="ce98">
            <text:p>210,000.00</text:p>
          </table:table-cell>
          <table:table-cell office:value-type="float" office:value="14700" table:formula="of:=SUM([.N36:.N37])" table:style-name="ce98">
            <text:p>14,700.00</text:p>
          </table:table-cell>
          <table:table-cell office:value-type="float" office:value="224700" table:formula="of:=SUM([.O36:.O37])" table:style-name="ce98">
            <text:p>224,700.00</text:p>
          </table:table-cell>
          <table:table-cell table:number-columns-repeated="16369"/>
        </table:table-row>
        <table:table-row table:style-name="ro2">
          <table:table-cell table:style-name="ce100"/>
          <table:table-cell table:number-columns-repeated="16383" table:style-name="ce1"/>
        </table:table-row>
        <table:table-row table:style-name="ro2">
          <table:table-cell office:value-type="string" table:style-name="ce100">
            <text:p>Pagos 2018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0">
            <text:p>Enero</text:p>
          </table:table-cell>
          <table:table-cell table:number-columns-repeated="3" table:style-name="ce1"/>
          <table:table-cell office:value-type="float" office:value="-7000" table:style-name="ce98">
            <text:p>-7,000.00</text:p>
          </table:table-cell>
          <table:table-cell table:style-name="ce98"/>
          <table:table-cell table:number-columns-repeated="4" table:style-name="ce1"/>
          <table:table-cell office:value-type="float" office:value="-3500" table:style-name="ce98">
            <text:p>-3,500.00</text:p>
          </table:table-cell>
          <table:table-cell table:number-columns-repeated="2" table:style-name="ce1"/>
          <table:table-cell office:value-type="float" office:value="-10500" table:formula="of:=+[.E41]+[.K41]" table:style-name="ce98">
            <text:p>-10,500.00</text:p>
          </table:table-cell>
          <table:table-cell office:value-type="float" office:value="-10500" table:formula="of:=+[.N41]" table:style-name="ce98">
            <text:p>-10,5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Febrero</text:p>
          </table:table-cell>
          <table:table-cell table:number-columns-repeated="13" table:style-name="ce1"/>
          <table:table-cell office:value-type="float" office:value="0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Marzo</text:p>
          </table:table-cell>
          <table:table-cell table:number-columns-repeated="13" table:style-name="ce1"/>
          <table:table-cell office:value-type="float" office:value="0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Abril</text:p>
          </table:table-cell>
          <table:table-cell table:number-columns-repeated="13" table:style-name="ce1"/>
          <table:table-cell office:value-type="float" office:value="0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Mayo</text:p>
          </table:table-cell>
          <table:table-cell table:number-columns-repeated="13" table:style-name="ce1"/>
          <table:table-cell office:value-type="float" office:value="0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Junio</text:p>
          </table:table-cell>
          <table:table-cell table:number-columns-repeated="13" table:style-name="ce1"/>
          <table:table-cell office:value-type="float" office:value="0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Julio</text:p>
          </table:table-cell>
          <table:table-cell table:number-columns-repeated="2" table:style-name="ce1"/>
          <table:table-cell office:value-type="float" office:value="-3500" table:style-name="ce98">
            <text:p>-3,500.00</text:p>
          </table:table-cell>
          <table:table-cell office:value-type="float" office:value="-4200" table:style-name="ce98">
            <text:p>-4,200.00</text:p>
          </table:table-cell>
          <table:table-cell table:number-columns-repeated="4" table:style-name="ce98"/>
          <table:table-cell office:value-type="float" office:value="-3000" table:style-name="ce98">
            <text:p>-3,000.00</text:p>
          </table:table-cell>
          <table:table-cell table:number-columns-repeated="2" table:style-name="ce98"/>
          <table:table-cell office:value-type="float" office:value="-6500" table:formula="of:=+[.D47]+[.J47]" table:style-name="ce98">
            <text:p>-6,500.00</text:p>
          </table:table-cell>
          <table:table-cell office:value-type="float" office:value="-4200" table:formula="of:=+[.E47]+[.K47]" table:style-name="ce98">
            <text:p>-4,200.00</text:p>
          </table:table-cell>
          <table:table-cell office:value-type="float" office:value="-10700" table:formula="of:=+[.M47]+[.N47]" table:style-name="ce98">
            <text:p>-10,7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Agosto</text:p>
          </table:table-cell>
          <table:table-cell table:number-columns-repeated="12" table:style-name="ce1"/>
          <table:table-cell table:number-columns-repeated="2" table:style-name="ce98"/>
          <table:table-cell table:number-columns-repeated="16369"/>
        </table:table-row>
        <table:table-row table:style-name="ro2">
          <table:table-cell office:value-type="string" table:style-name="ce100">
            <text:p>Septiembre</text:p>
          </table:table-cell>
          <table:table-cell table:number-columns-repeated="2" table:style-name="ce1"/>
          <table:table-cell office:value-type="float" office:value="-6500" table:style-name="ce98">
            <text:p>-6,500.00</text:p>
          </table:table-cell>
          <table:table-cell table:number-columns-repeated="5" table:style-name="ce1"/>
          <table:table-cell office:value-type="float" office:value="-3500" table:style-name="ce98">
            <text:p>-3,500.00</text:p>
          </table:table-cell>
          <table:table-cell table:number-columns-repeated="2" table:style-name="ce1"/>
          <table:table-cell office:value-type="float" office:value="-10000" table:formula="of:=+[.D49]+[.J49]" table:style-name="ce98">
            <text:p>-10,000.00</text:p>
          </table:table-cell>
          <table:table-cell table:style-name="ce98"/>
          <table:table-cell office:value-type="float" office:value="-10000" table:formula="of:=+[.M49]" table:style-name="ce98">
            <text:p>-10,0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Octubre</text:p>
          </table:table-cell>
          <table:table-cell table:number-columns-repeated="2" table:style-name="ce1"/>
          <table:table-cell office:value-type="float" office:value="-4000" table:style-name="ce98">
            <text:p>-4,000.00</text:p>
          </table:table-cell>
          <table:table-cell table:number-columns-repeated="5" table:style-name="ce1"/>
          <table:table-cell office:value-type="float" office:value="-3500" table:style-name="ce98">
            <text:p>-3,500.00</text:p>
          </table:table-cell>
          <table:table-cell table:number-columns-repeated="2" table:style-name="ce1"/>
          <table:table-cell office:value-type="float" office:value="-7500" table:formula="of:=+[.D50]+[.J50]" table:style-name="ce98">
            <text:p>-7,500.00</text:p>
          </table:table-cell>
          <table:table-cell table:style-name="ce98"/>
          <table:table-cell office:value-type="float" office:value="-7500" table:formula="of:=+[.M50]" table:style-name="ce98">
            <text:p>-7,5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Noviembre</text:p>
          </table:table-cell>
          <table:table-cell table:number-columns-repeated="2" table:style-name="ce1"/>
          <table:table-cell office:value-type="float" office:value="-60000" table:style-name="ce98">
            <text:p>-60,000.00</text:p>
          </table:table-cell>
          <table:table-cell office:value-type="string" table:style-name="ce93">
            <text:p>(traspaso a Reserva F.)</text:p>
          </table:table-cell>
          <table:table-cell table:number-columns-repeated="4" table:style-name="ce1"/>
          <table:table-cell table:style-name="ce98"/>
          <table:table-cell table:number-columns-repeated="2" table:style-name="ce1"/>
          <table:table-cell office:value-type="float" office:value="-60000" table:formula="of:=+[.D51]+[.J51]" table:style-name="ce98">
            <text:p>-60,000.00</text:p>
          </table:table-cell>
          <table:table-cell table:style-name="ce98"/>
          <table:table-cell office:value-type="float" office:value="-60000" table:formula="of:=+[.M51]" table:style-name="ce98">
            <text:p>-60,0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Diciembre</text:p>
          </table:table-cell>
          <table:table-cell table:number-columns-repeated="2" table:style-name="ce1"/>
          <table:table-cell office:value-type="float" office:value="-10065.92" table:style-name="ce101">
            <text:p>-10,065.92</text:p>
          </table:table-cell>
          <table:table-cell office:value-type="string" table:style-name="ce103">
            <text:p>(Ajuste pasivo, según aud.ext) (**)</text:p>
          </table:table-cell>
          <table:table-cell table:style-name="ce1"/>
          <table:table-cell table:number-columns-repeated="2" table:style-name="ce103"/>
          <table:table-cell table:style-name="ce1"/>
          <table:table-cell office:value-type="float" office:value="-2757.79" table:style-name="ce101">
            <text:p>-2,757.79</text:p>
          </table:table-cell>
          <table:table-cell office:value-type="string" table:style-name="ce103">
            <text:p>(**)</text:p>
          </table:table-cell>
          <table:table-cell table:style-name="ce1"/>
          <table:table-cell office:value-type="float" office:value="-12823.71" table:formula="of:=+[.D52]+[.J52]" table:style-name="ce101">
            <text:p>-12,823.71</text:p>
          </table:table-cell>
          <table:table-cell table:style-name="ce101"/>
          <table:table-cell office:value-type="float" office:value="-12823.71" table:formula="of:=+[.M52]" table:style-name="ce101">
            <text:p>-12,823.71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Dic.2018</text:p>
          </table:table-cell>
          <table:table-cell table:number-columns-repeated="2" table:style-name="ce1"/>
          <table:table-cell office:value-type="float" office:value="75934.080000000002" table:formula="of:=+[.D38]+[.D41]+[.D47]+[.D49]+[.D50]+[.D51]+[.D52]" table:style-name="ce98">
            <text:p>75,934.08</text:p>
          </table:table-cell>
          <table:table-cell office:value-type="float" office:value="0" table:formula="of:=+[.E38]+[.E41]+[.E47]" table:style-name="ce98">
            <text:p>0.00</text:p>
          </table:table-cell>
          <table:table-cell table:style-name="ce98"/>
          <table:table-cell office:value-type="float" office:value="0" table:formula="of:=+[.G38]+[.G41]+[.G47]" table:style-name="ce98">
            <text:p>0.00</text:p>
          </table:table-cell>
          <table:table-cell office:value-type="float" office:value="0" table:formula="of:=+[.H38]+[.H41]+[.H47]" table:style-name="ce98">
            <text:p>0.00</text:p>
          </table:table-cell>
          <table:table-cell table:style-name="ce1"/>
          <table:table-cell office:value-type="float" office:value="37242.21" table:formula="of:=+[.J38]+[.J41]+[.J47]+[.J49]+[.J50]+[.J52]" table:style-name="ce98">
            <text:p>37,242.21</text:p>
          </table:table-cell>
          <table:table-cell office:value-type="float" office:value="0" table:formula="of:=+[.K38]+[.K41]+[.K47]" table:style-name="ce98">
            <text:p>0.00</text:p>
          </table:table-cell>
          <table:table-cell table:style-name="ce1"/>
          <table:table-cell office:value-type="float" office:value="113176.29000000001" table:formula="of:=+[.M38]+[.M41]+[.M47]+[.M49]+[.M50]+[.M51]+[.M52]" table:style-name="ce98">
            <text:p>113,176.29</text:p>
          </table:table-cell>
          <table:table-cell office:value-type="float" office:value="0" table:formula="of:=+[.N38]+[.N41]+[.N47]" table:style-name="ce98">
            <text:p>0.00</text:p>
          </table:table-cell>
          <table:table-cell office:value-type="float" office:value="113176.29000000001" table:formula="of:=+[.O38]+[.O41]+[.O47]+[.O49]+[.O50]+[.O51]+[.O52]" table:style-name="ce98">
            <text:p>113,176.29</text:p>
          </table:table-cell>
          <table:table-cell table:number-columns-repeated="16369"/>
        </table:table-row>
        <table:table-row table:style-name="ro2">
          <table:table-cell table:style-name="ce93"/>
          <table:table-cell table:number-columns-repeated="2" table:style-name="ce1"/>
          <table:table-cell table:number-columns-repeated="5" table:style-name="ce98"/>
          <table:table-cell table:style-name="ce1"/>
          <table:table-cell table:number-columns-repeated="2" table:style-name="ce98"/>
          <table:table-cell table:style-name="ce1"/>
          <table:table-cell table:number-columns-repeated="3" table:style-name="ce98"/>
          <table:table-cell table:number-columns-repeated="16369"/>
        </table:table-row>
        <table:table-row table:style-name="ro2">
          <table:table-cell office:value-type="string" table:style-name="ce100">
            <text:p>Prestamos2019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0">
            <text:p>Febrero</text:p>
          </table:table-cell>
          <table:table-cell table:number-columns-repeated="2" table:style-name="ce1"/>
          <table:table-cell office:value-type="float" office:value="35070" table:style-name="ce98">
            <text:p>35,070.00</text:p>
          </table:table-cell>
          <table:table-cell table:number-columns-repeated="8" table:style-name="ce1"/>
          <table:table-cell office:value-type="float" office:value="35070" table:formula="of:=+[.D56]+[.J56]" table:style-name="ce98">
            <text:p>35,070.00</text:p>
          </table:table-cell>
          <table:table-cell table:style-name="ce1"/>
          <table:table-cell office:value-type="float" office:value="35070" table:formula="of:=+[.M56]" table:style-name="ce98">
            <text:p>35,07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Marzo</text:p>
          </table:table-cell>
          <table:table-cell table:number-columns-repeated="2" table:style-name="ce1"/>
          <table:table-cell office:value-type="float" office:value="35000" table:style-name="ce98">
            <text:p>35,000.00</text:p>
          </table:table-cell>
          <table:table-cell table:number-columns-repeated="8" table:style-name="ce1"/>
          <table:table-cell office:value-type="float" office:value="35000" table:formula="of:=+[.D57]+[.J57]" table:style-name="ce98">
            <text:p>35,000.00</text:p>
          </table:table-cell>
          <table:table-cell table:style-name="ce1"/>
          <table:table-cell office:value-type="float" office:value="35000" table:formula="of:=+[.M57]" table:style-name="ce98">
            <text:p>35,0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Abril</text:p>
          </table:table-cell>
          <table:table-cell table:number-columns-repeated="2" table:style-name="ce1"/>
          <table:table-cell office:value-type="float" office:value="62000" table:style-name="ce98">
            <text:p>62,000.00</text:p>
          </table:table-cell>
          <table:table-cell table:number-columns-repeated="5" table:style-name="ce1"/>
          <table:table-cell office:value-type="float" office:value="8000" table:style-name="ce98">
            <text:p>8,000.00</text:p>
          </table:table-cell>
          <table:table-cell table:number-columns-repeated="2" table:style-name="ce1"/>
          <table:table-cell office:value-type="float" office:value="70000" table:formula="of:=+[.D58]+[.J58]" table:style-name="ce98">
            <text:p>70,000.00</text:p>
          </table:table-cell>
          <table:table-cell table:style-name="ce1"/>
          <table:table-cell office:value-type="float" office:value="70000" table:formula="of:=+[.M58]" table:style-name="ce98">
            <text:p>70,00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Pago 2019:</text:p>
          </table:table-cell>
          <table:table-cell table:number-columns-repeated="8" table:style-name="ce1"/>
          <table:table-cell table:style-name="ce98"/>
          <table:table-cell table:number-columns-repeated="2" table:style-name="ce1"/>
          <table:table-cell office:value-type="float" office:value="0" table:formula="of:=+[.D59]+[.J59]" table:style-name="ce98">
            <text:p>0.00</text:p>
          </table:table-cell>
          <table:table-cell table:style-name="ce1"/>
          <table:table-cell office:value-type="float" office:value="0" table:formula="of:=+[.M59]" table:style-name="ce98">
            <text:p>0.00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Junio</text:p>
          </table:table-cell>
          <table:table-cell table:number-columns-repeated="2" table:style-name="ce1"/>
          <table:table-cell table:number-columns-repeated="2" table:style-name="ce103"/>
          <table:table-cell table:style-name="ce1"/>
          <table:table-cell table:number-columns-repeated="2" table:style-name="ce103"/>
          <table:table-cell table:style-name="ce1"/>
          <table:table-cell office:value-type="float" office:value="-8000" table:style-name="ce101">
            <text:p>-8,000.00</text:p>
          </table:table-cell>
          <table:table-cell table:style-name="ce103"/>
          <table:table-cell table:style-name="ce1"/>
          <table:table-cell office:value-type="float" office:value="-8000" table:formula="of:=+[.D60]+[.J60]" table:style-name="ce101">
            <text:p>-8,000.00</text:p>
          </table:table-cell>
          <table:table-cell table:style-name="ce103"/>
          <table:table-cell office:value-type="float" office:value="-8000" table:formula="of:=+[.M60]" table:style-name="ce101">
            <text:p>-8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0 Jun.2019</text:p>
          </table:table-cell>
          <table:table-cell table:number-columns-repeated="2" table:style-name="ce1"/>
          <table:table-cell office:value-type="float" office:value="208004.08000000002" table:formula="of:=SUM([.D53:.D60])" table:style-name="ce102">
            <text:p>208,004.08</text:p>
          </table:table-cell>
          <table:table-cell office:value-type="float" office:value="0" table:formula="of:=SUM([.E53:.E60])" table:style-name="ce102">
            <text:p>0.00</text:p>
          </table:table-cell>
          <table:table-cell table:style-name="ce1"/>
          <table:table-cell office:value-type="float" office:value="0" table:formula="of:=+[.G53]" table:style-name="ce102">
            <text:p>0.00</text:p>
          </table:table-cell>
          <table:table-cell office:value-type="float" office:value="0" table:formula="of:=+[.H53]" table:style-name="ce102">
            <text:p>0.00</text:p>
          </table:table-cell>
          <table:table-cell table:style-name="ce1"/>
          <table:table-cell office:value-type="float" office:value="37242.21" table:formula="of:=SUM([.J53:.J60])" table:style-name="ce102">
            <text:p>37,242.21</text:p>
          </table:table-cell>
          <table:table-cell office:value-type="float" office:value="0" table:formula="of:=SUM([.K53:.K60])" table:style-name="ce102">
            <text:p>0.00</text:p>
          </table:table-cell>
          <table:table-cell table:style-name="ce1"/>
          <table:table-cell office:value-type="float" office:value="245246.29" table:formula="of:=SUM([.M53:.M60])" table:style-name="ce102">
            <text:p>245,246.29</text:p>
          </table:table-cell>
          <table:table-cell office:value-type="float" office:value="0" table:formula="of:=SUM([.N53:.N60])" table:style-name="ce102">
            <text:p>0.00</text:p>
          </table:table-cell>
          <table:table-cell office:value-type="float" office:value="245246.29" table:formula="of:=SUM([.O53:.O60])" table:style-name="ce102">
            <text:p>245,246.29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Julio (sin movimiento)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Agosto (sin movimiento)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Septiemb (sin movimiento)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Octubre (sin movimiento)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Noviembre(sin movimiento)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Diciembre</text:p>
          </table:table-cell>
          <table:table-cell table:number-columns-repeated="2" table:style-name="ce1"/>
          <table:table-cell office:value-type="float" office:value="-29988" table:style-name="ce98">
            <text:p>-29,988.00</text:p>
          </table:table-cell>
          <table:table-cell office:value-type="string" table:style-name="ce1">
            <text:p>(pagos a empleados)</text:p>
          </table:table-cell>
          <table:table-cell table:number-columns-repeated="4" table:style-name="ce1"/>
          <table:table-cell table:style-name="ce98"/>
          <table:table-cell table:number-columns-repeated="2" table:style-name="ce1"/>
          <table:table-cell office:value-type="float" office:value="-29988" table:formula="of:=+[.D67]" table:style-name="ce98">
            <text:p>-29,988.00</text:p>
          </table:table-cell>
          <table:table-cell table:style-name="ce1"/>
          <table:table-cell office:value-type="float" office:value="-29988" table:formula="of:=+[.M67]" table:style-name="ce98">
            <text:p>-29,988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Dic.2019</text:p>
          </table:table-cell>
          <table:table-cell table:number-columns-repeated="2" table:style-name="ce1"/>
          <table:table-cell office:value-type="float" office:value="178016.08000000002" table:formula="of:=+[.D61]+[.D67]" table:style-name="ce102">
            <text:p>178,016.08</text:p>
          </table:table-cell>
          <table:table-cell office:value-type="float" office:value="0" table:formula="of:=+[.E6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0" table:formula="of:=+[.G61]" table:style-name="ce102">
            <text:p>0.00</text:p>
          </table:table-cell>
          <table:table-cell office:value-type="float" office:value="0" table:formula="of:=+[.H6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37242.21" table:formula="of:=+[.J61]" table:style-name="ce102">
            <text:p>37,242.21</text:p>
          </table:table-cell>
          <table:table-cell office:value-type="float" office:value="0" table:formula="of:=+[.K6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215258.29" table:formula="of:=+[.M61]+[.M67]" table:style-name="ce102">
            <text:p>215,258.29</text:p>
          </table:table-cell>
          <table:table-cell office:value-type="float" office:value="0" table:formula="of:=+[.N61]" table:style-name="ce102">
            <text:p>0.00</text:p>
          </table:table-cell>
          <table:table-cell office:value-type="float" office:value="215258.29" table:formula="of:=+[.O61]+[.O67]" table:style-name="ce102">
            <text:p>215,258.29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table:style-name="ce98"/>
          <table:table-cell table:number-columns-repeated="4" table:style-name="ce1"/>
          <table:table-cell office:value-type="string" table:style-name="ce98">
            <text:p><text:s/></text:p>
          </table:table-cell>
          <table:table-cell table:number-columns-repeated="16369"/>
        </table:table-row>
        <table:table-row table:style-name="ro2">
          <table:table-cell office:value-type="string" table:style-name="ce100">
            <text:p>Prestamos 2020:</text:p>
          </table:table-cell>
          <table:table-cell table:number-columns-repeated="8" table:style-name="ce1"/>
          <table:table-cell table:style-name="ce98"/>
          <table:table-cell table:number-columns-repeated="16374" table:style-name="ce1"/>
        </table:table-row>
        <table:table-row table:style-name="ro2">
          <table:table-cell office:value-type="string" table:style-name="ce100">
            <text:p>Ene 17 pago Baila Arena</text:p>
          </table:table-cell>
          <table:table-cell table:number-columns-repeated="2" table:style-name="ce1"/>
          <table:table-cell office:value-type="float" office:value="30000" table:style-name="ce101">
            <text:p>30,000.00</text:p>
          </table:table-cell>
          <table:table-cell table:number-columns-repeated="5" table:style-name="ce103"/>
          <table:table-cell table:style-name="ce101"/>
          <table:table-cell table:number-columns-repeated="2" table:style-name="ce103"/>
          <table:table-cell office:value-type="float" office:value="30000" table:formula="of:=+[.D71]" table:style-name="ce101">
            <text:p>30,000.00</text:p>
          </table:table-cell>
          <table:table-cell table:style-name="ce103"/>
          <table:table-cell office:value-type="float" office:value="30000" table:formula="of:=+[.M71]" table:style-name="ce101">
            <text:p>30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Ago.2020</text:p>
          </table:table-cell>
          <table:table-cell table:number-columns-repeated="2" table:style-name="ce1"/>
          <table:table-cell office:value-type="float" office:value="208016.08000000002" table:formula="of:=+[.D68]+[.D71]" table:style-name="ce102">
            <text:p>208,016.08</text:p>
          </table:table-cell>
          <table:table-cell office:value-type="float" office:value="0" table:formula="of:=+[.E68]+[.E7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0" table:formula="of:=+[.G68]+[.G71]" table:style-name="ce102">
            <text:p>0.00</text:p>
          </table:table-cell>
          <table:table-cell office:value-type="float" office:value="0" table:formula="of:=+[.H68]+[.H7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37242.21" table:formula="of:=+[.J68]+[.J71]" table:style-name="ce102">
            <text:p>37,242.21</text:p>
          </table:table-cell>
          <table:table-cell office:value-type="float" office:value="0" table:formula="of:=+[.K68]+[.K71]" table:style-name="ce102">
            <text:p>0.00</text:p>
          </table:table-cell>
          <table:table-cell office:value-type="string" table:style-name="ce102">
            <text:p><text:s/></text:p>
          </table:table-cell>
          <table:table-cell office:value-type="float" office:value="245258.29" table:formula="of:=+[.M68]+[.M71]" table:style-name="ce102">
            <text:p>245,258.29</text:p>
          </table:table-cell>
          <table:table-cell office:value-type="float" office:value="0" table:formula="of:=+[.N68]+[.N71]" table:style-name="ce102">
            <text:p>0.00</text:p>
          </table:table-cell>
          <table:table-cell office:value-type="float" office:value="245258.29" table:formula="of:=+[.O68]+[.O71]" table:style-name="ce102">
            <text:p>245,258.29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6">
            <text:p>Pago Octubre 23-2020</text:p>
          </table:table-cell>
          <table:table-cell table:number-columns-repeated="2" table:style-name="ce1"/>
          <table:table-cell table:number-columns-repeated="6" table:style-name="ce103"/>
          <table:table-cell office:value-type="float" office:value="-5000" table:style-name="ce101">
            <text:p>-5,000.00</text:p>
          </table:table-cell>
          <table:table-cell table:number-columns-repeated="2" table:style-name="ce103"/>
          <table:table-cell office:value-type="float" office:value="-5000" table:formula="of:=+[.D74]+[.J74]" table:style-name="ce101">
            <text:p>-5,000.00</text:p>
          </table:table-cell>
          <table:table-cell table:style-name="ce103"/>
          <table:table-cell office:value-type="float" office:value="-5000" table:formula="of:=+[.M74]" table:style-name="ce101">
            <text:p>-5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Oct.2020</text:p>
          </table:table-cell>
          <table:table-cell table:number-columns-repeated="2" table:style-name="ce1"/>
          <table:table-cell office:value-type="float" office:value="208016.08000000002" table:formula="of:=+[.D72]" table:style-name="ce102">
            <text:p>208,016.08</text:p>
          </table:table-cell>
          <table:table-cell office:value-type="float" office:value="0" table:formula="of:=+[.E72]" table:style-name="ce102">
            <text:p>0.00</text:p>
          </table:table-cell>
          <table:table-cell office:value-type="string" office:string-value=" " table:formula="of:=+[.F72]" table:style-name="ce102">
            <text:p><text:s/></text:p>
          </table:table-cell>
          <table:table-cell office:value-type="float" office:value="0" table:formula="of:=+[.G72]" table:style-name="ce102">
            <text:p>0.00</text:p>
          </table:table-cell>
          <table:table-cell office:value-type="float" office:value="0" table:formula="of:=+[.H72]" table:style-name="ce102">
            <text:p>0.00</text:p>
          </table:table-cell>
          <table:table-cell office:value-type="string" office:string-value=" " table:formula="of:=+[.I72]" table:style-name="ce102">
            <text:p><text:s/></text:p>
          </table:table-cell>
          <table:table-cell office:value-type="float" office:value="32242.21" table:formula="of:=+[.J72]+[.J74]" table:style-name="ce102">
            <text:p>32,242.21</text:p>
          </table:table-cell>
          <table:table-cell office:value-type="float" office:value="0" table:formula="of:=+[.K72]" table:style-name="ce102">
            <text:p>0.00</text:p>
          </table:table-cell>
          <table:table-cell office:value-type="string" office:string-value=" " table:formula="of:=+[.L72]" table:style-name="ce102">
            <text:p><text:s/></text:p>
          </table:table-cell>
          <table:table-cell office:value-type="float" office:value="240258.29" table:formula="of:=+[.M72]+[.M74]" table:style-name="ce102">
            <text:p>240,258.29</text:p>
          </table:table-cell>
          <table:table-cell office:value-type="float" office:value="0" table:formula="of:=+[.N72]" table:style-name="ce102">
            <text:p>0.00</text:p>
          </table:table-cell>
          <table:table-cell office:value-type="float" office:value="240258.29" table:formula="of:=+[.O72]+[.O74]" table:style-name="ce102">
            <text:p>240,258.29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go Laser Network, fc 164C</text:p>
          </table:table-cell>
          <table:table-cell table:number-columns-repeated="2" table:style-name="ce1"/>
          <table:table-cell office:value-type="float" office:value="21895" table:style-name="ce98">
            <text:p>21,895.00</text:p>
          </table:table-cell>
          <table:table-cell table:number-columns-repeated="8" table:style-name="ce1"/>
          <table:table-cell office:value-type="float" office:value="21895" table:formula="of:=+[.D77]" table:style-name="ce98">
            <text:p>21,895.00</text:p>
          </table:table-cell>
          <table:table-cell table:style-name="ce1"/>
          <table:table-cell office:value-type="float" office:value="21895" table:formula="of:=+[.D77]" table:style-name="ce98">
            <text:p>21,895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Pagos Noviembre2020</text:p>
          </table:table-cell>
          <table:table-cell table:number-columns-repeated="2" table:style-name="ce1"/>
          <table:table-cell office:value-type="float" office:value="-5000" table:style-name="ce98">
            <text:p>-5,000.00</text:p>
          </table:table-cell>
          <table:table-cell table:number-columns-repeated="5" table:style-name="ce1"/>
          <table:table-cell office:value-type="float" office:value="0" table:style-name="ce98">
            <text:p>0.00</text:p>
          </table:table-cell>
          <table:table-cell table:number-columns-repeated="2" table:style-name="ce1"/>
          <table:table-cell office:value-type="float" office:value="-5000" table:formula="of:=SUM([.D78:.J78])" table:style-name="ce98">
            <text:p>-5,000.00</text:p>
          </table:table-cell>
          <table:table-cell table:style-name="ce1"/>
          <table:table-cell office:value-type="float" office:value="-5000" table:formula="of:=+[.M78]" table:style-name="ce98">
            <text:p>-5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Pagos Diciembre 2020</text:p>
          </table:table-cell>
          <table:table-cell table:number-columns-repeated="2" table:style-name="ce1"/>
          <table:table-cell office:value-type="float" office:value="-4000" table:style-name="ce101">
            <text:p>-4,000.00</text:p>
          </table:table-cell>
          <table:table-cell table:number-columns-repeated="5" table:style-name="ce103"/>
          <table:table-cell office:value-type="float" office:value="-4000" table:style-name="ce101">
            <text:p>-4,000.00</text:p>
          </table:table-cell>
          <table:table-cell table:number-columns-repeated="2" table:style-name="ce103"/>
          <table:table-cell office:value-type="float" office:value="-8000" table:formula="of:=SUM([.D79:.J79])" table:style-name="ce101">
            <text:p>-8,000.00</text:p>
          </table:table-cell>
          <table:table-cell table:style-name="ce103"/>
          <table:table-cell office:value-type="float" office:value="-8000" table:formula="of:=+[.M79]" table:style-name="ce101">
            <text:p>-8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1 Dic.2020</text:p>
          </table:table-cell>
          <table:table-cell table:number-columns-repeated="2" table:style-name="ce1"/>
          <table:table-cell office:value-type="float" office:value="220911.08000000002" table:formula="of:=SUM([.D75:.D79])" table:style-name="ce98">
            <text:p>220,911.08</text:p>
          </table:table-cell>
          <table:table-cell office:value-type="float" office:value="0" table:formula="of:=+[.E75]" table:style-name="ce98">
            <text:p>0.00</text:p>
          </table:table-cell>
          <table:table-cell table:style-name="ce1"/>
          <table:table-cell office:value-type="float" office:value="0" table:formula="of:=+[.G75]" table:style-name="ce98">
            <text:p>0.00</text:p>
          </table:table-cell>
          <table:table-cell office:value-type="float" office:value="0" table:formula="of:=+[.H75]" table:style-name="ce98">
            <text:p>0.00</text:p>
          </table:table-cell>
          <table:table-cell table:style-name="ce1"/>
          <table:table-cell office:value-type="float" office:value="28242.21" table:formula="of:=SUM([.J75:.J79])" table:style-name="ce98">
            <text:p>28,242.21</text:p>
          </table:table-cell>
          <table:table-cell office:value-type="float" office:value="0" table:formula="of:=+[.K75]" table:style-name="ce98">
            <text:p>0.00</text:p>
          </table:table-cell>
          <table:table-cell table:style-name="ce1"/>
          <table:table-cell office:value-type="float" office:value="249153.29000000004" table:formula="of:=SUM([.M75:.M79])" table:style-name="ce98">
            <text:p>249,153.29</text:p>
          </table:table-cell>
          <table:table-cell office:value-type="float" office:value="0" table:formula="of:=+[.N75]" table:style-name="ce98">
            <text:p>0.00</text:p>
          </table:table-cell>
          <table:table-cell office:value-type="float" office:value="249153.29000000004" table:formula="of:=SUM([.O75:.O79])" table:style-name="ce98">
            <text:p>249,153.29</text:p>
          </table:table-cell>
          <table:table-cell table:number-columns-repeated="16369"/>
        </table:table-row>
        <table:table-row table:style-name="ro2">
          <table:table-cell table:number-columns-repeated="3" table:style-name="ce1"/>
          <table:table-cell office:value-type="string" table:style-name="ce100">
            <text:p>Nota, se cancelara 50% el 2021 y 50% el 202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agos 2021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brero</text:p>
          </table:table-cell>
          <table:table-cell table:number-columns-repeated="2" table:style-name="ce1"/>
          <table:table-cell office:value-type="float" office:value="-5000" table:style-name="ce98">
            <text:p>-5,000.00</text:p>
          </table:table-cell>
          <table:table-cell table:number-columns-repeated="5" table:style-name="ce1"/>
          <table:table-cell table:style-name="ce98"/>
          <table:table-cell table:number-columns-repeated="2" table:style-name="ce1"/>
          <table:table-cell office:value-type="float" office:value="-5000" table:formula="of:=+[.D83]" table:style-name="ce98">
            <text:p>-5,000.00</text:p>
          </table:table-cell>
          <table:table-cell table:style-name="ce1"/>
          <table:table-cell office:value-type="float" office:value="-5000" table:formula="of:=+[.M83]" table:style-name="ce98">
            <text:p>-5,000.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rzo</text:p>
          </table:table-cell>
          <table:table-cell table:number-columns-repeated="2" table:style-name="ce1"/>
          <table:table-cell office:value-type="float" office:value="-5000" table:style-name="ce98">
            <text:p>-5,000.00</text:p>
          </table:table-cell>
          <table:table-cell table:number-columns-repeated="5" table:style-name="ce1"/>
          <table:table-cell office:value-type="float" office:value="-5000" table:style-name="ce98">
            <text:p>-5,000.00</text:p>
          </table:table-cell>
          <table:table-cell table:number-columns-repeated="2" table:style-name="ce1"/>
          <table:table-cell office:value-type="float" office:value="-10000" table:formula="of:=+[.D84]+[.J84]" table:style-name="ce98">
            <text:p>-10,000.00</text:p>
          </table:table-cell>
          <table:table-cell table:style-name="ce1"/>
          <table:table-cell office:value-type="float" office:value="-10000" table:formula="of:=+[.M84]" table:style-name="ce98">
            <text:p>-10,000.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yo</text:p>
          </table:table-cell>
          <table:table-cell table:number-columns-repeated="2" table:style-name="ce1"/>
          <table:table-cell table:style-name="ce98"/>
          <table:table-cell table:number-columns-repeated="5" table:style-name="ce1"/>
          <table:table-cell office:value-type="float" office:value="-10000" table:style-name="ce98">
            <text:p>-10,000.00</text:p>
          </table:table-cell>
          <table:table-cell table:number-columns-repeated="2" table:style-name="ce1"/>
          <table:table-cell office:value-type="float" office:value="-10000" table:formula="of:=+[.J85]" table:style-name="ce98">
            <text:p>-10,000.00</text:p>
          </table:table-cell>
          <table:table-cell table:style-name="ce1"/>
          <table:table-cell office:value-type="float" office:value="-10000" table:formula="of:=+[.M85]" table:style-name="ce98">
            <text:p>-10,000.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Junio</text:p>
          </table:table-cell>
          <table:table-cell table:number-columns-repeated="2" table:style-name="ce1"/>
          <table:table-cell office:value-type="float" office:value="-5300" table:style-name="ce98">
            <text:p>-5,300.00</text:p>
          </table:table-cell>
          <table:table-cell table:number-columns-repeated="5" table:style-name="ce1"/>
          <table:table-cell table:style-name="ce98"/>
          <table:table-cell table:number-columns-repeated="2" table:style-name="ce1"/>
          <table:table-cell office:value-type="float" office:value="-5300" table:formula="of:=+[.D86]" table:style-name="ce98">
            <text:p>-5,300.00</text:p>
          </table:table-cell>
          <table:table-cell table:style-name="ce1"/>
          <table:table-cell office:value-type="float" office:value="-5300" table:formula="of:=+[.M86]" table:style-name="ce98">
            <text:p>-5,300.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Julio</text:p>
          </table:table-cell>
          <table:table-cell table:number-columns-repeated="2" table:style-name="ce1"/>
          <table:table-cell office:value-type="float" office:value="-5000" table:style-name="ce98">
            <text:p>-5,000.00</text:p>
          </table:table-cell>
          <table:table-cell table:number-columns-repeated="5" table:style-name="ce1"/>
          <table:table-cell office:value-type="float" office:value="-5000" table:style-name="ce98">
            <text:p>-5,000.00</text:p>
          </table:table-cell>
          <table:table-cell table:number-columns-repeated="2" table:style-name="ce1"/>
          <table:table-cell office:value-type="float" office:value="-10000" table:formula="of:=+[.D87]+[.J87]" table:style-name="ce98">
            <text:p>-10,000.00</text:p>
          </table:table-cell>
          <table:table-cell table:style-name="ce1"/>
          <table:table-cell office:value-type="float" office:value="-10000" table:formula="of:=+[.M87]" table:style-name="ce98">
            <text:p>-10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ept</text:p>
          </table:table-cell>
          <table:table-cell table:number-columns-repeated="2" table:style-name="ce1"/>
          <table:table-cell office:value-type="float" office:value="-5000" table:style-name="ce98">
            <text:p>-5,000.00</text:p>
          </table:table-cell>
          <table:table-cell table:number-columns-repeated="5" table:style-name="ce1"/>
          <table:table-cell table:style-name="ce98"/>
          <table:table-cell table:number-columns-repeated="2" table:style-name="ce1"/>
          <table:table-cell office:value-type="float" office:value="-5000" table:formula="of:=+[.D88]" table:style-name="ce98">
            <text:p>-5,000.00</text:p>
          </table:table-cell>
          <table:table-cell table:style-name="ce1"/>
          <table:table-cell office:value-type="float" office:value="-5000" table:formula="of:=+[.M88]" table:style-name="ce98">
            <text:p>-5,000.00</text:p>
          </table:table-cell>
          <table:table-cell table:number-columns-repeated="16369"/>
        </table:table-row>
        <table:table-row table:style-name="ro2">
          <table:table-cell office:value-type="string" table:style-name="ce93">
            <text:p>Saldo al 30 septiembre 2021</text:p>
          </table:table-cell>
          <table:table-cell table:number-columns-repeated="2" table:style-name="ce1"/>
          <table:table-cell office:value-type="float" office:value="195611.08000000002" table:formula="of:=SUM([.D80:.D88])" table:style-name="ce102">
            <text:p>195,611.08</text:p>
          </table:table-cell>
          <table:table-cell office:value-type="float" office:value="0" table:formula="of:=+[.E83]" table:style-name="ce102">
            <text:p>0.00</text:p>
          </table:table-cell>
          <table:table-cell table:style-name="ce104"/>
          <table:table-cell office:value-type="float" office:value="0" table:formula="of:=+[.G83]" table:style-name="ce102">
            <text:p>0.00</text:p>
          </table:table-cell>
          <table:table-cell office:value-type="float" office:value="0" table:formula="of:=+[.H83]" table:style-name="ce102">
            <text:p>0.00</text:p>
          </table:table-cell>
          <table:table-cell table:style-name="ce104"/>
          <table:table-cell office:value-type="float" office:value="8242.2099999999991" table:formula="of:=SUM([.J80:.J87])" table:style-name="ce102">
            <text:p>8,242.21</text:p>
          </table:table-cell>
          <table:table-cell office:value-type="float" office:value="0" table:formula="of:=+[.K83]" table:style-name="ce102">
            <text:p>0.00</text:p>
          </table:table-cell>
          <table:table-cell table:style-name="ce104"/>
          <table:table-cell office:value-type="float" office:value="203853.29000000004" table:formula="of:=SUM([.M80:.M88])" table:style-name="ce102">
            <text:p>203,853.29</text:p>
          </table:table-cell>
          <table:table-cell office:value-type="float" office:value="0" table:formula="of:=+[.N83]" table:style-name="ce102">
            <text:p>0.00</text:p>
          </table:table-cell>
          <table:table-cell office:value-type="float" office:value="203853.29000000004" table:formula="of:=SUM([.O80:.O88])" table:style-name="ce102">
            <text:p>203,853.29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table:style-name="ce98"/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string" table:style-name="ce107">
            <text:p>cta 2181</text:p>
          </table:table-cell>
          <table:table-cell table:style-name="ce108"/>
          <table:table-cell office:value-type="float" office:value="85155.54" table:style-name="ce109">
            <text:p>85,155.54</text:p>
          </table:table-cell>
          <table:table-cell table:style-name="ce109"/>
          <table:table-cell table:style-name="ce110"/>
          <table:table-cell table:number-columns-repeated="16369"/>
        </table:table-row>
        <table:table-row table:style-name="ro2">
          <table:table-cell table:number-columns-repeated="10" table:style-name="ce1"/>
          <table:table-cell office:value-type="string" table:style-name="ce111">
            <text:p>cta 2241</text:p>
          </table:table-cell>
          <table:table-cell table:style-name="ce1"/>
          <table:table-cell office:value-type="float" office:value="110455.54" table:style-name="ce101">
            <text:p>110,455.54</text:p>
          </table:table-cell>
          <table:table-cell office:value-type="float" office:value="195611.08" table:formula="of:=+[.M91]+[.M92]" table:style-name="ce98">
            <text:p>195,611.08</text:p>
          </table:table-cell>
          <table:table-cell office:value-type="string" table:style-name="ce112">
            <text:p>MDC</text:p>
          </table:table-cell>
          <table:table-cell table:number-columns-repeated="16369"/>
        </table:table-row>
        <table:table-row table:style-name="ro2">
          <table:table-cell table:number-columns-repeated="10" table:style-name="ce1"/>
          <table:table-cell office:value-type="string" table:style-name="ce111">
            <text:p>cta 2245</text:p>
          </table:table-cell>
          <table:table-cell table:style-name="ce1"/>
          <table:table-cell table:style-name="ce98"/>
          <table:table-cell office:value-type="float" office:value="8242.2099999999991" table:style-name="ce101">
            <text:p>8,242.21</text:p>
          </table:table-cell>
          <table:table-cell office:value-type="string" table:style-name="ce112">
            <text:p>MPC</text:p>
          </table:table-cell>
          <table:table-cell table:number-columns-repeated="16369"/>
        </table:table-row>
        <table:table-row table:style-name="ro2">
          <table:table-cell table:number-columns-repeated="10" table:style-name="ce1"/>
          <table:table-cell table:style-name="ce113"/>
          <table:table-cell table:style-name="ce103"/>
          <table:table-cell table:style-name="ce101"/>
          <table:table-cell office:value-type="float" office:value="203853.28999999998" table:formula="of:=SUM([.N92:.N93])" table:style-name="ce102">
            <text:p>203,853.29</text:p>
          </table:table-cell>
          <table:table-cell office:value-type="string" table:style-name="ce114">
            <text:p>total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table:number-columns-repeated="2" table:style-name="ce98"/>
          <table:table-cell table:number-columns-repeated="16370" table:style-name="ce1"/>
        </table:table-row>
        <table:table-row table:number-rows-repeated="10484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Arial2" svg:font-family="Arial2"/>
    <style:font-face style:name="Arial1" svg:font-family="Arial1"/>
    <style:font-face style:name="Futura-book" svg:font-family="Futura-book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integer-digits="1"/>
      <number:text> %</number:text>
    </number:percentag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 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$</number:text>
      <number:number number:decimal-places="2" number:min-integer-digits="1" number:grouping="true"/>
      <number:text> </number:text>
    </number:number-style>
    <number:number-style style:name="N45P1">
      <number:text> $-</number:text>
      <number:number number:decimal-places="2" number:min-integer-digits="1" number:grouping="true"/>
      <number:text> </number:text>
    </number:number-style>
    <number:number-style style:name="N45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style style:name="cf1" style:family="table-cell" style:data-style-name="N0">
      <style:table-cell-properties style:vertical-align="automatic" fo:background-color="#FFC7CE"/>
      <style:text-properties fo:color="#9C0006" style:font-name="Arial" style:font-name-asian="Arial" style:font-name-complex="Arial" style:font-family-generic="swiss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3" style:display-name="Heading (user)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" style:display-name="Hyperlink 16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Millares_32_2" style:display-name="Millares 2" style:family="table-cell" style:data-style-name="N44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Moneda_32_2" style:display-name="Moneda 2" style:family="table-cell" style:data-style-name="N45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7" style:display-name="Note 17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8" style:display-name="Status 18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19" style:display-name="Text 19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0" style:display-name="Warning 20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8:46:27Z</dc:date>
    <meta:editing-cycles>7</meta:editing-cycles>
    <meta:editing-duration>PT3721S</meta:editing-duration>
  </office:meta>
</office:document-meta>
</file>